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Liberation Mono2" svg:font-family="'Liberation Mono', 'Courier New'" style:font-family-generic="modern" style:font-pitch="fixed"/>
    <style:font-face style:name="OpenSymbol1" svg:font-family="OpenSymbol, 'Arial Unicode MS'"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Noto Sans CJK SC Regular2" svg:font-family="'Noto Sans CJK SC Regular'"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Noto Sans CJK SC Regular1" svg:font-family="'Noto Sans CJK SC Regular'" style:font-family-generic="swiss"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7.102cm"/>
    </style:style>
    <style:style style:name="gr3" style:family="graphic" style:parent-style-name="standard">
      <style:graphic-properties draw:stroke="none" draw:fill="solid" draw:fill-color="#ff00cc" fo:min-height="7.302cm" draw:shadow="hidden"/>
    </style:style>
    <style:style style:name="pr1" style:family="presentation" style:parent-style-name="默认-title">
      <style:graphic-properties fo:min-height="3.506cm"/>
    </style:style>
    <style:style style:name="pr2" style:family="presentation" style:parent-style-name="默认-subtitle">
      <style:graphic-properties draw:fill-color="#ffffff" fo:min-height="12.179cm"/>
    </style:style>
    <style:style style:name="pr3" style:family="presentation" style:parent-style-name="默认-notes">
      <style:graphic-properties draw:fill-color="#ffffff" fo:min-height="13.364cm"/>
    </style:style>
    <style:style style:name="pr4" style:family="presentation" style:parent-style-name="默认-title">
      <style:graphic-properties fo:min-height="1.963cm"/>
    </style:style>
    <style:style style:name="pr5" style:family="presentation" style:parent-style-name="默认-outline1">
      <style:graphic-properties fo:min-height="11.929cm"/>
    </style:style>
    <style:style style:name="P1" style:family="paragraph">
      <loext:graphic-properties draw:fill-color="#ffffff"/>
    </style:style>
    <style:style style:name="P2" style:family="paragraph">
      <style:paragraph-properties fo:margin-left="0.762cm" fo:margin-right="0cm" fo:text-align="start" fo:text-indent="-0.762cm"/>
    </style:style>
    <style:style style:name="P3" style:family="paragraph">
      <style:paragraph-properties fo:margin-left="0.762cm" fo:margin-right="0cm" fo:text-indent="-0.762cm"/>
      <style:text-properties fo:font-weight="bold" style:font-weight-asian="bold" style:font-weight-complex="bold"/>
    </style:style>
    <style:style style:name="P4" style:family="paragraph">
      <style:paragraph-properties fo:margin-left="0.762cm" fo:margin-right="0cm" fo:margin-top="0.1cm" fo:margin-bottom="0cm" fo:text-indent="-0.762cm"/>
    </style:style>
    <style:style style:name="P5" style:family="paragraph">
      <style:paragraph-properties fo:margin-top="0.1cm" fo:margin-bottom="0cm" fo:line-height="100%"/>
    </style:style>
    <style:style style:name="P6" style:family="paragraph">
      <style:paragraph-properties fo:margin-left="0cm" fo:margin-right="0cm" fo:margin-top="0cm" fo:margin-bottom="0cm" fo:line-height="100%" fo:text-indent="2.6cm"/>
    </style:style>
    <style:style style:name="P7" style:family="paragraph">
      <style:paragraph-properties fo:margin-left="0cm" fo:margin-right="0cm" fo:margin-top="0.1cm" fo:margin-bottom="0cm" fo:text-indent="1.3cm"/>
    </style:style>
    <style:style style:name="P8" style:family="paragraph">
      <style:paragraph-properties fo:margin-left="0cm" fo:margin-right="0cm" fo:margin-top="0.1cm" fo:margin-bottom="0cm" fo:text-indent="1.3cm">
        <style:tab-stops/>
      </style:paragraph-properties>
    </style:style>
    <style:style style:name="P9" style:family="paragraph">
      <style:paragraph-properties fo:margin-left="0cm" fo:margin-right="0cm" fo:text-indent="1.3cm">
        <style:tab-stops/>
      </style:paragraph-properties>
    </style:style>
    <style:style style:name="P10" style:family="paragraph">
      <style:paragraph-properties fo:margin-left="1.016cm" fo:margin-right="0cm" fo:margin-top="0.1cm" fo:margin-bottom="0cm" fo:text-indent="-1.016cm"/>
    </style:style>
    <style:style style:name="P11" style:family="paragraph">
      <style:paragraph-properties fo:margin-top="0.1cm" fo:margin-bottom="0cm"/>
    </style:style>
    <style:style style:name="P12" style:family="paragraph">
      <style:paragraph-properties fo:margin-left="1.247cm" fo:margin-right="0cm" fo:margin-top="0.1cm" fo:margin-bottom="0cm" fo:text-indent="-0.499cm">
        <style:tab-stops>
          <style:tab-stop style:position="1.247cm"/>
        </style:tab-stops>
      </style:paragraph-properties>
    </style:style>
    <style:style style:name="P13" style:family="paragraph">
      <style:paragraph-properties fo:margin-left="1.247cm" fo:margin-right="0cm" fo:text-indent="-0.499cm">
        <style:tab-stops>
          <style:tab-stop style:position="1.247cm"/>
        </style:tab-stops>
      </style:paragraph-properties>
    </style:style>
    <style:style style:name="P14" style:family="paragraph">
      <style:paragraph-properties fo:margin-top="0.1cm" fo:margin-bottom="0cm"/>
      <style:text-properties fo:font-size="16pt" style:font-size-asian="16pt" style:font-size-complex="16pt"/>
    </style:style>
    <style:style style:name="P15" style:family="paragraph">
      <style:paragraph-properties fo:margin-left="1.016cm" fo:margin-right="0cm" fo:margin-top="0cm" fo:margin-bottom="0cm" fo:text-indent="-1.016cm"/>
    </style:style>
    <style:style style:name="P16" style:family="paragraph">
      <style:paragraph-properties fo:margin-left="0cm" fo:margin-right="0cm" fo:margin-top="0.4cm" fo:margin-bottom="0cm" fo:text-indent="1.3cm"/>
    </style:style>
    <style:style style:name="P17" style:family="paragraph">
      <style:paragraph-properties fo:margin-top="0.4cm" fo:margin-bottom="0cm"/>
    </style:style>
    <style:style style:name="P18" style:family="paragraph">
      <style:paragraph-properties fo:margin-left="1.016cm" fo:margin-right="0cm" fo:margin-top="0cm" fo:margin-bottom="0cm" fo:line-height="100%" fo:text-indent="-1.016cm"/>
    </style:style>
    <style:style style:name="P19" style:family="paragraph">
      <style:paragraph-properties fo:margin-left="0cm" fo:margin-right="0cm" fo:margin-top="0.5cm" fo:margin-bottom="0cm" fo:line-height="100%" fo:text-indent="1.3cm"/>
    </style:style>
    <style:style style:name="P20" style:family="paragraph">
      <style:paragraph-properties fo:margin-left="0cm" fo:margin-right="0cm" fo:margin-top="0.5cm" fo:margin-bottom="0cm" fo:line-height="100%" fo:text-align="start" fo:text-indent="0cm"/>
    </style:style>
    <style:style style:name="P21" style:family="paragraph">
      <style:paragraph-properties fo:margin-top="0.5cm" fo:margin-bottom="0cm" fo:line-height="100%"/>
    </style:style>
    <style:style style:name="P22" style:family="paragraph">
      <style:paragraph-properties fo:margin-left="1.27cm" fo:margin-right="0cm" fo:line-height="100%" fo:text-indent="-1.27cm"/>
    </style:style>
    <style:style style:name="P23" style:family="paragraph">
      <style:paragraph-properties fo:line-height="100%"/>
    </style:style>
    <style:style style:name="P24" style:family="paragraph">
      <style:paragraph-properties fo:margin-top="0.1cm" fo:margin-bottom="0cm" fo:line-height="100%"/>
      <style:text-properties fo:font-size="16pt" style:font-size-asian="16pt" style:font-size-complex="16pt"/>
    </style:style>
    <style:style style:name="P25" style:family="paragraph">
      <loext:graphic-properties draw:fill="none"/>
      <style:paragraph-properties fo:line-height="100%"/>
    </style:style>
    <style:style style:name="P26" style:family="paragraph">
      <loext:graphic-properties draw:fill="solid" draw:fill-color="#ff00cc"/>
      <style:paragraph-properties fo:line-height="100%"/>
      <style:text-properties fo:text-shadow="1pt 1pt"/>
    </style:style>
    <style:style style:name="P27" style:family="paragraph">
      <style:paragraph-properties fo:margin-left="1.27cm" fo:margin-right="0cm" fo:text-indent="-1.27cm"/>
    </style:style>
    <style:style style:name="P28" style:family="paragraph">
      <style:paragraph-properties fo:margin-left="1.016cm" fo:margin-right="0cm" fo:text-indent="-1.016cm"/>
    </style:style>
    <style:style style:name="P29" style:family="paragraph">
      <style:paragraph-properties fo:margin-left="0cm" fo:margin-right="0cm" fo:text-indent="1.3cm"/>
    </style:style>
    <style:style style:name="P30" style:family="paragraph">
      <style:paragraph-properties fo:margin-left="1.02cm" fo:margin-right="0cm" fo:text-indent="0cm"/>
    </style:style>
    <style:style style:name="P31" style:family="paragraph">
      <style:paragraph-properties fo:margin-left="1.02cm" fo:margin-right="0cm" fo:text-indent="1.3cm"/>
    </style:style>
    <style:style style:name="P32" style:family="paragraph">
      <style:paragraph-properties fo:margin-left="0cm" fo:margin-right="0cm" fo:text-indent="0cm"/>
    </style:style>
    <style:style style:name="P33" style:family="paragraph">
      <style:paragraph-properties fo:margin-left="0cm" fo:margin-right="0cm" fo:margin-top="0.1cm" fo:margin-bottom="0cm" fo:text-indent="0cm"/>
    </style:style>
    <style:style style:name="P34" style:family="paragraph">
      <style:paragraph-properties fo:margin-left="0cm" fo:margin-right="0cm" fo:margin-top="0.1cm" fo:margin-bottom="0cm" fo:text-align="start" fo:text-indent="1.3cm"/>
    </style:style>
    <style:style style:name="P35" style:family="paragraph">
      <style:paragraph-properties fo:margin-left="0cm" fo:margin-right="0cm" fo:margin-top="0.1cm" fo:margin-bottom="0cm" fo:text-align="start" fo:text-indent="0cm"/>
    </style:style>
    <style:style style:name="P36" style:family="paragraph">
      <style:paragraph-properties fo:margin-left="0cm" fo:margin-right="0cm" fo:margin-top="0.4cm" fo:margin-bottom="0cm" fo:text-indent="0cm"/>
    </style:style>
    <style:style style:name="P37" style:family="paragraph">
      <style:paragraph-properties fo:margin-left="0cm" fo:margin-right="0cm" fo:margin-top="0cm" fo:margin-bottom="0cm" fo:text-align="start" fo:text-indent="1.3cm"/>
    </style:style>
    <style:style style:name="P38" style:family="paragraph">
      <style:paragraph-properties fo:margin-left="0cm" fo:margin-right="0cm" fo:margin-top="0cm" fo:margin-bottom="0cm" fo:text-indent="0cm"/>
    </style:style>
    <style:style style:name="P39" style:family="paragraph">
      <style:paragraph-properties fo:margin-left="1.247cm" fo:margin-right="0cm" fo:margin-top="0.4cm" fo:margin-bottom="0cm" fo:text-indent="-0.499cm">
        <style:tab-stops>
          <style:tab-stop style:position="1.247cm"/>
        </style:tab-stops>
      </style:paragraph-properties>
    </style:style>
    <style:style style:name="P40" style:family="paragraph">
      <style:paragraph-properties fo:margin-left="0cm" fo:margin-right="0cm" fo:margin-top="0.4cm" fo:margin-bottom="0cm" fo:text-align="justify" fo:text-indent="1.3cm"/>
    </style:style>
    <style:style style:name="P41" style:family="paragraph">
      <style:paragraph-properties fo:margin-left="0cm" fo:margin-right="0cm" fo:margin-top="0cm" fo:margin-bottom="0cm" fo:text-align="justify" fo:text-indent="1.3cm"/>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Noto Sans CJK SC Regular" style:font-size-complex="18pt" style:font-style-complex="normal" style:font-weight-complex="bold"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font-name="Liberation Sans" fo:font-size="16pt" fo:font-style="normal" fo:text-shadow="none" style:text-underline-style="none" fo:font-weight="normal" style:letter-kerning="true" fo:background-color="transparent"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Liberation Sans" fo:font-size="16pt" fo:font-style="normal" fo:text-shadow="none" style:text-underline-style="none" fo:font-weight="normal" style:letter-kerning="true" fo:background-color="#ff00cc"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Liberation Mono2" fo:font-size="16pt" fo:font-style="normal" fo:text-shadow="none" style:text-underline-style="none" fo:font-weight="normal" style:letter-kerning="true" style:font-name-asian="Liberation Mono2"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Liberation Sans" fo:font-size="16pt" fo:font-style="normal" fo:text-shadow="none" style:text-underline-style="solid" style:text-underline-width="auto" style:text-underline-color="font-color" fo:font-weight="normal" style:letter-kerning="true"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8pt" style:font-style-asian="normal" style:font-weight-asian="normal" style:font-name-complex="Noto Sans CJK SC Regular"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6pt" fo:font-style="italic" fo:text-shadow="none" style:text-underline-style="none" fo:font-weight="bold" style:letter-kerning="true"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Mono2" fo:font-size="16pt" fo:font-style="italic" fo:text-shadow="none" style:text-underline-style="none" fo:font-weight="bold" style:letter-kerning="true" style:font-name-asian="Liberation Mono2"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Mono2" fo:font-size="16pt" fo:font-style="italic" fo:text-shadow="none" style:text-underline-style="none" fo:font-weight="bold" style:letter-kerning="true" fo:background-color="#ff00cc" style:font-name-asian="Liberation Mono2"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 fo:font-size="16pt" fo:font-style="italic" fo:text-shadow="none" style:text-underline-style="none" fo:font-weight="bold" style:letter-kerning="true" fo:background-color="#ff00cc"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Liberation Mono2" fo:font-size="16pt" fo:font-style="italic" fo:text-shadow="none" style:text-underline-style="none" fo:font-weight="bold" style:letter-kerning="true" fo:background-color="#ff00cc" style:font-name-asian="Liberation Mono2"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Liberation Sans" fo:font-size="16pt" fo:font-style="italic" fo:text-shadow="none" style:text-underline-style="none" fo:font-weight="bold" style:letter-kerning="true" fo:background-color="#ff00cc"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Liberation Sans" fo:font-size="16pt" fo:font-style="italic" fo:text-shadow="none" style:text-underline-style="none" fo:font-weight="bold" style:letter-kerning="true"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Liberation Mono2" fo:font-size="16pt" fo:font-style="italic" fo:text-shadow="none" style:text-underline-style="solid" style:text-underline-width="auto" style:text-underline-color="font-color" fo:font-weight="bold" style:letter-kerning="true" style:font-name-asian="Liberation Mono2"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fo:background-color="transparent"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16pt" fo:font-style="italic" fo:text-shadow="none" style:text-underline-style="none" fo:font-weight="bold" style:letter-kerning="true" fo:background-color="transparent"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 fo:font-size="16pt" fo:font-style="italic" fo:text-shadow="none" style:text-underline-style="none" fo:font-weight="bold" style:letter-kerning="true" fo:background-color="transparent" style:font-name-asian="Noto Sans CJK SC Regular" style:font-size-asian="16pt" style:font-style-asian="italic" style:font-weight-asian="normal" style:font-name-complex="Noto Sans CJK SC Regular" style:font-size-complex="16pt" style:font-style-complex="italic"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Liberation Mono2" fo:font-size="16pt" fo:font-style="italic" fo:text-shadow="none" style:text-underline-style="none" fo:font-weight="bold" style:letter-kerning="true" fo:background-color="transparent" style:font-name-asian="Liberation Mono2" style:font-size-asian="16pt" style:font-style-asian="italic" style:font-weight-asian="normal" style:font-name-complex="Noto Sans CJK SC Regular" style:font-size-complex="16pt" style:font-style-complex="italic"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Mono2" fo:font-size="16pt" fo:font-style="italic" fo:text-shadow="none" style:text-underline-style="none" fo:font-weight="bold" style:letter-kerning="true" fo:background-color="transparent" style:font-name-asian="Liberation Mono2"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Liberation Sans" fo:font-size="13pt" fo:font-style="italic" fo:text-shadow="none" style:text-underline-style="none" fo:font-weight="bold" style:letter-kerning="true" style:font-name-asian="Noto Sans CJK SC Regular" style:font-size-asian="13pt" style:font-style-asian="normal" style:font-weight-asian="normal" style:font-name-complex="Noto Sans CJK SC Regular" style:font-size-complex="13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Liberation Sans" fo:font-size="16pt" fo:font-style="italic" fo:text-shadow="none" style:text-underline-style="solid" style:text-underline-width="auto" style:text-underline-color="font-color" fo:font-weight="bold" style:letter-kerning="true" style:font-name-asian="Noto Sans CJK SC Regular" style:font-size-asian="16pt" style:font-style-asian="normal" style:font-weight-asian="normal" style:font-name-complex="Noto Sans CJK SC Regular" style:font-size-complex="16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 fo:font-size="13pt" fo:font-style="italic" fo:text-shadow="none" style:text-underline-style="none" fo:font-weight="bold" style:letter-kerning="true" style:font-name-asian="Noto Sans CJK SC Regular" style:font-size-asian="13pt" style:font-style-asian="normal" style:font-weight-asian="normal" style:font-name-complex="Noto Sans CJK SC Regular" style:font-size-complex="13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Mono2" fo:font-size="13pt" fo:font-style="italic" fo:text-shadow="none" style:text-underline-style="solid" style:text-underline-width="auto" style:text-underline-color="font-color" fo:font-weight="bold" style:letter-kerning="true" style:font-name-asian="Liberation Mono2" style:font-size-asian="13pt" style:font-style-asian="normal" style:font-weight-asian="normal" style:font-name-complex="Noto Sans CJK SC Regular" style:font-size-complex="13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Mono2" fo:font-size="14pt" fo:font-style="italic" fo:text-shadow="none" style:text-underline-style="none" fo:font-weight="bold" style:letter-kerning="true" style:font-name-asian="Liberation Mono2" style:font-size-asian="14pt" style:font-style-asian="normal" style:font-weight-asian="normal" style:font-name-complex="Noto Sans CJK SC Regular"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Liberation Mono2" fo:font-size="14pt" fo:font-style="italic" fo:text-shadow="none" style:text-underline-style="none" fo:font-weight="bold" style:letter-kerning="true" style:font-name-asian="Liberation Mono2" style:font-size-asian="14pt" style:font-style-asian="normal" style:font-weight-asian="normal" style:font-name-complex="Noto Sans CJK SC Regular" style:font-size-complex="14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Liberation Mono2" fo:font-size="14pt" fo:font-style="italic" fo:text-shadow="none" style:text-underline-style="solid" style:text-underline-width="auto" style:text-underline-color="font-color" fo:font-weight="bold" style:letter-kerning="true" style:font-name-asian="Liberation Mono2" style:font-size-asian="14pt" style:font-style-asian="normal" style:font-weight-asian="normal" style:font-name-complex="Noto Sans CJK SC Regular"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Liberation Mono2" fo:font-size="11pt" fo:font-style="italic" fo:text-shadow="none" style:text-underline-style="none" fo:font-weight="bold" style:letter-kerning="true" style:font-name-asian="Liberation Mono2" style:font-size-asian="11pt" style:font-style-asian="normal" style:font-weight-asian="normal" style:font-name-complex="Noto Sans CJK SC Regular" style:font-size-complex="11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Liberation Mono2" fo:font-size="12pt" fo:font-style="italic" fo:text-shadow="none" style:text-underline-style="none" fo:font-weight="bold" style:letter-kerning="true" fo:background-color="transparent" style:font-name-asian="Liberation Mono2" style:font-size-asian="12pt" style:font-style-asian="normal" style:font-weight-asian="normal" style:font-name-complex="Noto Sans CJK SC Regular"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Liberation Mono2" fo:font-size="14pt" fo:font-style="italic" fo:text-shadow="none" style:text-underline-style="none" fo:font-weight="bold" style:letter-kerning="true" fo:background-color="transparent" style:font-name-asian="Liberation Mono2" style:font-size-asian="14pt" style:font-style-asian="normal" style:font-weight-asian="normal" style:font-name-complex="Noto Sans CJK SC Regular"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Mono2" fo:font-size="14pt" fo:font-style="italic" fo:text-shadow="none" style:text-underline-style="none" fo:font-weight="bold" style:letter-kerning="true" fo:background-color="transparent" style:font-name-asian="Liberation Mono2" style:font-size-asian="14pt" style:font-style-asian="normal" style:font-weight-asian="normal" style:font-name-complex="Noto Sans CJK SC Regular"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font-name="Liberation Mono2" fo:font-size="10.5pt" fo:font-style="italic" fo:text-shadow="none" style:text-underline-style="none" fo:font-weight="bold" style:letter-kerning="true" fo:background-color="transparent" style:font-name-asian="Liberation Mono2" style:font-size-asian="10.5pt" style:font-style-asian="normal" style:font-weight-asian="normal" style:font-name-complex="Noto Sans CJK SC Regular" style:font-size-complex="10.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默认" presentation:presentation-page-layout-name="AL1T0">
        <draw:frame presentation:style-name="pr1" draw:layer="layout" svg:width="25.199cm" svg:height="3.506cm" svg:x="1.4cm" svg:y="0.837cm" presentation:class="title">
          <draw:text-box>
            <text:p><text:s/>C++ 风格指南</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默认" presentation:presentation-page-layout-name="AL2T1">
        <draw:frame presentation:style-name="pr4" draw:text-style-name="P3" draw:layer="layout" svg:width="6.8cm" svg:height="1.963cm" svg:x="1.4cm" svg:y="0.837cm" presentation:class="title" presentation:user-transformed="true">
          <draw:text-box>
            <text:list text:style-name="L1">
              <text:list-header>
                <text:p text:style-name="P2"><text:span text:style-name="T1">命名约定</text:span></text:p>
              </text:list-header>
            </text:list>
          </draw:text-box>
        </draw:frame>
        <draw:frame presentation:style-name="pr5" draw:layer="layout" svg:width="25.199cm" svg:height="15.4cm" svg:x="1.4cm" svg:y="5.4cm" presentation:class="outline" presentation:user-transformed="true">
          <draw:text-box>
            <text:list text:style-name="L2">
              <text:list-item>
                <text:p text:style-name="P4"><text:span text:style-name="T2">通用命名约定</text:span></text:p>
              </text:list-item>
            </text:list>
            <text:p text:style-name="P5"><text:span text:style-name="T2">函数命名</text:span><text:span text:style-name="T2">, </text:span><text:span text:style-name="T2">变量命名</text:span><text:span text:style-name="T2">, </text:span><text:span text:style-name="T2">文件命名要有描述性</text:span><text:span text:style-name="T2">; </text:span><text:span text:style-name="T2">少用缩写。</text:span></text:p>
            <text:p text:style-name="P5"><text:span text:style-name="T2">说明：尽可能使用描述性的命名，不要用只有项目开发者能理解的缩写</text:span><text:span text:style-name="T2">, </text:span><text:span text:style-name="T2">也不要通过砍掉几个字母来缩写单词。</text:span></text:p>
            <text:p text:style-name="P6"><text:span text:style-name="T3">int price_count_reader; <text:s text:c="3"/>// </text:span><text:span text:style-name="T3">无缩写</text:span></text:p>
            <text:p text:style-name="P6"><text:span text:style-name="T3">int num_errors; <text:s text:c="11"/>// "num" </text:span><text:span text:style-name="T3">是一个常见的写法</text:span></text:p>
            <text:p text:style-name="P6"><text:span text:style-name="T3">int num_dns_connections; <text:s text:c="2"/>// </text:span><text:span text:style-name="T3">人人都知道 </text:span><text:span text:style-name="T3">"DNS" </text:span><text:span text:style-name="T3">是什么</text:span></text:p>
            <text:p text:style-name="P6"><text:span text:style-name="T2"/></text:p>
            <text:p text:style-name="P6"><text:span text:style-name="T2">int n; <text:s text:c="20"/>// </text:span><text:span text:style-name="T2">毫无意义</text:span><text:span text:style-name="T2">.</text:span></text:p>
            <text:p text:style-name="P6"><text:span text:style-name="T2">int nerr; <text:s text:c="17"/>// </text:span><text:span text:style-name="T2">含糊不清的缩写</text:span><text:span text:style-name="T2">.</text:span></text:p>
            <text:p text:style-name="P6"><text:span text:style-name="T2">int n_comp_conns; <text:s text:c="9"/>// </text:span><text:span text:style-name="T2">含糊不清的缩写</text:span><text:span text:style-name="T2">.</text:span></text:p>
            <text:p text:style-name="P6"><text:span text:style-name="T2">int wgc_connections; <text:s text:c="6"/>// </text:span><text:span text:style-name="T2">只有贵团队知道是什么意思</text:span><text:span text:style-name="T2">.</text:span></text:p>
            <text:p text:style-name="P6"><text:span text:style-name="T2">int pc_reader; <text:s text:c="12"/>// "pc" </text:span><text:span text:style-name="T2">有太多可能的解释了</text:span><text:span text:style-name="T2">.</text:span></text:p>
            <text:p text:style-name="P6"><text:span text:style-name="T2">int cstmr_id; <text:s text:c="13"/>// </text:span><text:span text:style-name="T2">删减了若干字母</text:span><text:span text:style-name="T2">.</text:span></text:p>
            <text:p text:style-name="P7"><text:span text:style-name="T4">注意</text:span><text:span text:style-name="T4">, </text:span><text:span text:style-name="T4">一些特定的广为人知的缩写是允许的</text:span><text:span text:style-name="T4">, </text:span><text:span text:style-name="T4">例如用</text:span><text:span text:style-name="T5">i</text:span><text:span text:style-name="T4">表示迭代变量和用</text:span><text:span text:style-name="T5">T</text:span><text:span text:style-name="T4">表示模板参数。</text:span></text:p>
            <text:p text:style-name="P7"><text:span text:style-name="T6">模板参数的命名应当遵循对应的分类</text:span><text:span text:style-name="T6">: </text:span><text:span text:style-name="T6">类型模板参数应当遵循 </text:span><text:span text:style-name="T6"><text:a xlink:href="https://github.com/zh-google-styleguide/zh-google-styleguide/blob/master/google-cpp-styleguide/naming.rst#id3" xlink:type="simple">:ref:`类型命名 &lt;type-names&gt;`</text:a></text:span><text:span text:style-name="T6"> 的规则</text:span><text:span text:style-name="T6">, </text:span><text:span text:style-name="T6">而非类型模板应当遵循 </text:span><text:span text:style-name="T6"><text:a xlink:href="https://github.com/zh-google-styleguide/zh-google-styleguide/blob/master/google-cpp-styleguide/naming.rst#id5" xlink:type="simple">:ref:`变量命名 &lt;variable-names&gt;`</text:a></text:span><text:span text:style-name="T6"> 的规则</text:span><text:span text:style-name="T4">.</text:span></text:p>
          </draw:text-box>
        </draw:frame>
        <draw:frame presentation:style-name="pr5" draw:layer="layout" svg:width="25.199cm" svg:height="3.4cm" svg:x="1.4cm" svg:y="2.6cm" presentation:class="outline" presentation:user-transformed="true">
          <draw:text-box>
            <text:p text:style-name="P8"><text:span text:style-name="T7">最重要的一致性规则是命名管理。命名的风格能让我们在不需要去查找类型声明的条件下快速地了解某个名字代表的含义</text:span><text:span text:style-name="T7">: </text:span><text:span text:style-name="T7">类型</text:span><text:span text:style-name="T7">, </text:span><text:span text:style-name="T7">变量</text:span><text:span text:style-name="T7">, </text:span><text:span text:style-name="T7">函数</text:span><text:span text:style-name="T7">, </text:span><text:span text:style-name="T7">常量</text:span><text:span text:style-name="T7">, </text:span><text:span text:style-name="T7">宏</text:span><text:span text:style-name="T7">, </text:span><text:span text:style-name="T7">等等。</text:span></text:p>
            <text:p text:style-name="P7"><text:span text:style-name="T7">命名规则具有一定随意性</text:span><text:span text:style-name="T7">, </text:span><text:span text:style-name="T7">但相比按个人喜好命名</text:span><text:span text:style-name="T7">, </text:span><text:span text:style-name="T7">一致性更重要。</text:span></text:p>
            <text:p text:style-name="P9"><text:span text:style-name="T8"/></text:p>
            <text:p><text:span text:style-name="T8"/></text:p>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默认" presentation:presentation-page-layout-name="AL2T1">
        <draw:frame presentation:style-name="pr5" draw:text-style-name="P14" draw:layer="layout" svg:width="25.199cm" svg:height="14.093cm" svg:x="1.4cm" svg:y="3cm" presentation:class="outline" presentation:user-transformed="true">
          <draw:text-box>
            <text:p text:style-name="P10"><text:span text:style-name="T9">2. </text:span><text:span text:style-name="T10">文件命名</text:span></text:p>
            <text:p text:style-name="P7"><text:span text:style-name="T10">文件名要全部小写</text:span><text:span text:style-name="T10">, </text:span><text:span text:style-name="T10">可以包含下划线 </text:span><text:span text:style-name="T10">(</text:span><text:span text:style-name="T11">_</text:span><text:span text:style-name="T10">) </text:span><text:span text:style-name="T10">或连字符 </text:span><text:span text:style-name="T10">(</text:span><text:span text:style-name="T11">-</text:span><text:span text:style-name="T10">), </text:span><text:span text:style-name="T10">依照项目的约定</text:span><text:span text:style-name="T10">. </text:span><text:span text:style-name="T10">如果没有约定</text:span><text:span text:style-name="T10">, </text:span><text:span text:style-name="T10">那么 </text:span><text:span text:style-name="T10">"</text:span><text:span text:style-name="T11">_</text:span><text:span text:style-name="T10">" </text:span><text:span text:style-name="T10">更好。</text:span></text:p>
            <text:p text:style-name="P11"><text:span text:style-name="T10">可接受的文件命名示例</text:span><text:span text:style-name="T10">:</text:span></text:p>
            <text:p text:style-name="P12"><text:span text:style-name="T12">my_useful_class.cpp</text:span><text:span text:style-name="T13"> </text:span></text:p>
            <text:p text:style-name="P12"><text:span text:style-name="T12">my-useful-class.c</text:span><text:span text:style-name="T14">pp</text:span><text:span text:style-name="T13"> </text:span></text:p>
            <text:p text:style-name="P12"><text:span text:style-name="T12">myusefulclass.c</text:span><text:span text:style-name="T14">pp</text:span></text:p>
            <text:p text:style-name="P12"><text:span text:style-name="T14">myusefulclass_test.cpp</text:span><text:span text:style-name="T15"> // _unittest </text:span><text:span text:style-name="T15">和 </text:span><text:span text:style-name="T14">_regtest</text:span><text:span text:style-name="T15"> </text:span><text:span text:style-name="T15">已弃用</text:span><text:span text:style-name="T15">.</text:span><text:span text:style-name="T16"> </text:span><text:span text:style-name="T10"><text:s/></text:span></text:p>
            <text:p text:style-name="P7"><text:span text:style-name="T10">C++</text:span><text:span text:style-name="T10">文件要以</text:span><text:span text:style-name="T11">.cpp/.cc(google)</text:span><text:span text:style-name="T10"> </text:span><text:span text:style-name="T10">结尾</text:span><text:span text:style-name="T10">, </text:span><text:span text:style-name="T10">头文件以</text:span><text:span text:style-name="T11">.h</text:span><text:span text:style-name="T10"> </text:span><text:span text:style-name="T10">结尾，专门插入文本的文件则以 </text:span><text:span text:style-name="T11">.inc</text:span><text:span text:style-name="T10">结尾。</text:span></text:p>
            <text:p text:style-name="P7"><text:span text:style-name="T10">不要使用已经存在于</text:span><text:span text:style-name="T11">/usr/include</text:span><text:span text:style-name="T10">下的文件名，如 </text:span><text:span text:style-name="T11">db.h</text:span><text:span text:style-name="T11">。</text:span></text:p>
            <text:p text:style-name="P7"><text:span text:style-name="T11">通常应尽量让文件名更加明确</text:span><text:span text:style-name="T11">http_server_logs.h</text:span><text:span text:style-name="T11">就比</text:span><text:span text:style-name="T11">logs.h</text:span><text:span text:style-name="T11">要好。定义类时文件名一般成对出现，如</text:span><text:span text:style-name="T11">foo_bar.h</text:span><text:span text:style-name="T11">和</text:span><text:span text:style-name="T11">foo_bar.cc</text:span><text:span text:style-name="T11">，对应于类</text:span><text:span text:style-name="T11">FooBar</text:span><text:span text:style-name="T11">。</text:span></text:p>
            <text:p text:style-name="P7"><text:span text:style-name="T17"/></text:p>
            <text:p><text:span text:style-name="T10"/></text:p>
            <text:p text:style-name="P13"><text:span text:style-name="T10"/></text:p>
          </draw:text-box>
        </draw:frame>
        <draw:frame presentation:style-name="pr4" draw:text-style-name="P3" draw:layer="layout" svg:width="6.8cm" svg:height="1.963cm" svg:x="1.4cm" svg:y="0.838cm" presentation:class="title" presentation:user-transformed="true">
          <draw:text-box>
            <text:list text:style-name="L1">
              <text:list-header>
                <text:p text:style-name="P2"><text:span text:style-name="T1">命名约定</text:span></text:p>
              </text:list-header>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默认" presentation:presentation-page-layout-name="AL2T1">
        <draw:frame presentation:style-name="pr5" draw:text-style-name="P14" draw:layer="layout" svg:width="25.199cm" svg:height="14.093cm" svg:x="1.4cm" svg:y="3cm" presentation:class="outline" presentation:user-transformed="true">
          <draw:text-box>
            <text:p text:style-name="P15"><text:span text:style-name="T18">3. </text:span><text:span text:style-name="T19">类型命名</text:span></text:p>
            <text:p text:style-name="P16"><text:span text:style-name="T19">类型名称的每个单词首字母均大写</text:span><text:span text:style-name="T19">, </text:span><text:span text:style-name="T19">不包含下划线</text:span><text:span text:style-name="T19">: </text:span><text:span text:style-name="T12">MyExcitingClass</text:span><text:span text:style-name="T13">, </text:span><text:span text:style-name="T12">MyExcitingEnum</text:span></text:p>
            <text:p text:style-name="P17"><text:span text:style-name="T19">所有类型命名 —— </text:span><text:span text:style-name="T20">类</text:span><text:span text:style-name="T20">, </text:span><text:span text:style-name="T20">结构体</text:span><text:span text:style-name="T20">, </text:span><text:span text:style-name="T20">类型定义 </text:span><text:span text:style-name="T20">(</text:span><text:span text:style-name="T21">typedef</text:span><text:span text:style-name="T20">), </text:span><text:span text:style-name="T20">枚举</text:span><text:span text:style-name="T20">, </text:span><text:span text:style-name="T20">类型模板参数</text:span><text:span text:style-name="T19"> —— 均使用相同约定</text:span><text:span text:style-name="T19">, </text:span><text:span text:style-name="T19">即以大写字母开始</text:span><text:span text:style-name="T19">, </text:span><text:span text:style-name="T19">每个单词首字母均大写</text:span><text:span text:style-name="T19">, </text:span><text:span text:style-name="T19">不包含下划线</text:span><text:span text:style-name="T19">. </text:span><text:span text:style-name="T19">例如：</text:span></text:p>
            <text:p text:style-name="P17"><text:span text:style-name="T19">// </text:span><text:span text:style-name="T19">类和结构体</text:span></text:p>
            <text:p text:style-name="P17"><text:span text:style-name="T19">class UrlTable { ...</text:span></text:p>
            <text:p text:style-name="P17"><text:span text:style-name="T19">class UrlTableTester { ...</text:span></text:p>
            <text:p text:style-name="P17"><text:span text:style-name="T19">struct UrlTableProperties { ...</text:span></text:p>
            <text:p text:style-name="P17"><text:span text:style-name="T19">// </text:span><text:span text:style-name="T19">类型定义</text:span></text:p>
            <text:p text:style-name="P17"><text:span text:style-name="T19">typedef hash_map&lt;UrlTableProperties *, string&gt; PropertiesMap;</text:span></text:p>
            <text:p text:style-name="P17"><text:span text:style-name="T19">// using </text:span><text:span text:style-name="T19">别名</text:span></text:p>
            <text:p text:style-name="P17"><text:span text:style-name="T19">using PropertiesMap = hash_map&lt;UrlTableProperties *, string&gt;;</text:span></text:p>
            <text:p text:style-name="P17"><text:span text:style-name="T19">// </text:span><text:span text:style-name="T19">枚举</text:span></text:p>
            <text:p text:style-name="P17"><text:span text:style-name="T19">enum UrlTableErrors { ...</text:span></text:p>
            <text:p text:style-name="P7"><text:span text:style-name="T17"/></text:p>
            <text:p><text:span text:style-name="T10"/></text:p>
            <text:p text:style-name="P13"><text:span text:style-name="T10"/></text:p>
          </draw:text-box>
        </draw:frame>
        <draw:frame presentation:style-name="pr4" draw:text-style-name="P3" draw:layer="layout" svg:width="6.8cm" svg:height="1.963cm" svg:x="1.4cm" svg:y="0.838cm" presentation:class="title" presentation:user-transformed="true">
          <draw:text-box>
            <text:list text:style-name="L1">
              <text:list-header>
                <text:p text:style-name="P2"><text:span text:style-name="T1">命名约定</text:span></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默认" presentation:presentation-page-layout-name="AL2T1">
        <draw:frame presentation:style-name="pr5" draw:text-style-name="P24" draw:layer="layout" svg:width="25.199cm" svg:height="9.2cm" svg:x="1.4cm" svg:y="3cm" presentation:class="outline" presentation:user-transformed="true">
          <draw:text-box>
            <text:p text:style-name="P18"><text:span text:style-name="T18">4. </text:span><text:span text:style-name="T18">变量</text:span><text:span text:style-name="T19">命名</text:span></text:p>
            <text:p text:style-name="P19"><text:span text:style-name="T19">变量 </text:span><text:span text:style-name="T19">(</text:span><text:span text:style-name="T19">包括函数参数</text:span><text:span text:style-name="T19">) </text:span><text:span text:style-name="T19">和数据成员名一律小写</text:span><text:span text:style-name="T19">, </text:span><text:span text:style-name="T19">单词之间用下划线连接</text:span><text:span text:style-name="T19">. </text:span><text:span text:style-name="T19">类的成员变量以下划线</text:span><text:span text:style-name="T19">结尾</text:span><text:span text:style-name="T19">, </text:span><text:span text:style-name="T19">但结构体的就不用</text:span><text:span text:style-name="T19">, </text:span><text:span text:style-name="T19">如</text:span><text:span text:style-name="T19">: </text:span><text:span text:style-name="T22">a_local_variable</text:span><text:span text:style-name="T19">, </text:span><text:span text:style-name="T22">a_struct_data_member</text:span><text:span text:style-name="T19">, </text:span><text:span text:style-name="T22">a_class_data_member_</text:span><text:span text:style-name="T19">.</text:span></text:p>
            <text:list text:style-name="L3">
              <text:list-item>
                <text:p text:style-name="P20"><text:span text:style-name="T19">普通变量命名</text:span></text:p>
              </text:list-item>
            </text:list>
            <text:p text:style-name="P21"><text:span text:style-name="T13">string table_name; <text:s/>// </text:span><text:span text:style-name="T13">好 </text:span><text:span text:style-name="T13">- </text:span><text:span text:style-name="T13">用下划线</text:span></text:p>
            <text:p text:style-name="P21"><text:span text:style-name="T13">string tablename; <text:s text:c="2"/>// </text:span><text:span text:style-name="T13">好 </text:span><text:span text:style-name="T13">- </text:span><text:span text:style-name="T13">全小写</text:span></text:p>
            <text:p text:style-name="P21"><text:span text:style-name="T19">string tableName; <text:s/>// </text:span><text:span text:style-name="T19">差 – 混合大小写</text:span></text:p>
            <text:list text:continue-numbering="true" text:style-name="L3">
              <text:list-item>
                <text:p text:style-name="P22"><text:span text:style-name="T10">类数据成员</text:span></text:p>
              </text:list-item>
            </text:list>
            <text:p text:style-name="P23"><text:span text:style-name="T10">不管是静态的还是非静态的</text:span><text:span text:style-name="T10">, </text:span><text:span text:style-name="T10">类数据成员都可以和普通变量一样</text:span><text:span text:style-name="T10">, </text:span><text:span text:style-name="T10">但要接下划线</text:span><text:span text:style-name="T10">.</text:span></text:p>
            <text:p text:style-name="P23"><text:span text:style-name="T10"/></text:p>
          </draw:text-box>
        </draw:frame>
        <draw:frame presentation:style-name="pr4" draw:text-style-name="P3" draw:layer="layout" svg:width="6.8cm" svg:height="1.963cm" svg:x="1.4cm" svg:y="0.838cm" presentation:class="title" presentation:user-transformed="true">
          <draw:text-box>
            <text:list text:style-name="L1">
              <text:list-header>
                <text:p text:style-name="P2"><text:span text:style-name="T1">命名约定</text:span></text:p>
              </text:list-header>
            </text:list>
          </draw:text-box>
        </draw:frame>
        <draw:frame draw:style-name="gr2" draw:text-style-name="P25" draw:layer="layout" svg:width="11cm" svg:height="7.352cm" svg:x="1.4cm" svg:y="12.448cm">
          <draw:text-box>
            <text:p text:style-name="P23"><text:span text:style-name="T23">class TableInfo { // google</text:span></text:p>
            <text:p text:style-name="P23"><text:span text:style-name="T23"><text:s text:c="2"/></text:span><text:span text:style-name="T23">...</text:span></text:p>
            <text:p text:style-name="P23"><text:span text:style-name="T23"><text:s/></text:span><text:span text:style-name="T23">private:</text:span></text:p>
            <text:p text:style-name="P23"><text:span text:style-name="T23"><text:s text:c="2"/></text:span><text:span text:style-name="T23">string table_name_; <text:s/>// </text:span><text:span text:style-name="T23">好 </text:span><text:span text:style-name="T23">- </text:span><text:span text:style-name="T23">后加下划线</text:span><text:span text:style-name="T23">.</text:span></text:p>
            <text:p text:style-name="P23"><text:span text:style-name="T23"><text:s text:c="2"/></text:span><text:span text:style-name="T23">string tablename_; <text:s text:c="2"/>// </text:span><text:span text:style-name="T23">好</text:span><text:span text:style-name="T23">.</text:span></text:p>
            <text:p text:style-name="P23"><text:span text:style-name="T23"><text:s text:c="2"/></text:span><text:span text:style-name="T23">static Pool&lt;TableInfo&gt;* pool_; <text:s/>// </text:span><text:span text:style-name="T23">好</text:span><text:span text:style-name="T23">.</text:span></text:p>
            <text:p text:style-name="P23"><text:span text:style-name="T23">};</text:span></text:p>
          </draw:text-box>
        </draw:frame>
        <draw:frame draw:style-name="gr3" draw:text-style-name="P26" draw:layer="layout" svg:width="11cm" svg:height="7.552cm" svg:x="13.8cm" svg:y="12.4cm">
          <draw:text-box>
            <text:p text:style-name="P23"><text:span text:style-name="T23">class TableInfo { // our</text:span></text:p>
            <text:p text:style-name="P23"><text:span text:style-name="T23"><text:s text:c="2"/></text:span><text:span text:style-name="T23">...</text:span></text:p>
            <text:p text:style-name="P23"><text:span text:style-name="T23"><text:s/></text:span><text:span text:style-name="T23">private:</text:span></text:p>
            <text:p text:style-name="P23"><text:span text:style-name="T23"><text:s text:c="2"/></text:span><text:span text:style-name="T23">string m_table_name; <text:s/>// </text:span><text:span text:style-name="T23">好 </text:span><text:span text:style-name="T23">- </text:span><text:span text:style-name="T23">后加下划线</text:span><text:span text:style-name="T23">.</text:span></text:p>
            <text:p><text:span text:style-name="T23"><text:s text:c="2"/></text:span><text:span text:style-name="T23">string m_tablename; <text:s text:c="2"/>// </text:span><text:span text:style-name="T23">好</text:span><text:span text:style-name="T23">.</text:span></text:p>
            <text:p text:style-name="P23"><text:span text:style-name="T23"><text:s text:c="2"/></text:span><text:span text:style-name="T23">static Pool&lt;TableInfo&gt;* m_pool; <text:s/>// </text:span><text:span text:style-name="T23">好</text:span><text:span text:style-name="T23">.</text:span></text:p>
            <text:p text:style-name="P23"><text:span text:style-name="T23">};</text:span></text:p>
            <text:p text:style-name="P23"><text:span text:style-name="T23"/></text:p>
            <text:p text:style-name="P23"><text:span text:style-name="T23">阿里</text:span><text:span text:style-name="T23">MNN</text:span><text:span text:style-name="T23">中，使用</text:span><text:span text:style-name="T23">mTableName</text:span></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默认" presentation:presentation-page-layout-name="AL2T1">
        <draw:frame presentation:style-name="pr5" draw:text-style-name="P14" draw:layer="layout" svg:width="25.199cm" svg:height="14.093cm" svg:x="1.4cm" svg:y="3cm" presentation:class="outline" presentation:user-transformed="true">
          <draw:text-box>
            <text:p text:style-name="P15"><text:span text:style-name="T18">4. </text:span><text:span text:style-name="T19">类型命名</text:span></text:p>
            <text:list text:style-name="L3">
              <text:list-item>
                <text:p text:style-name="P27"><text:span text:style-name="T10">结构体变量</text:span></text:p>
              </text:list-item>
            </text:list>
            <text:p><text:span text:style-name="T10">不管是静态的还是非静态的</text:span><text:span text:style-name="T10">, </text:span><text:span text:style-name="T10">结构体数据成员都可以和</text:span><text:span text:style-name="T24">普通变量一样</text:span><text:span text:style-name="T10">, </text:span><text:span text:style-name="T10">不用像类那样接下划线</text:span><text:span text:style-name="T10">:</text:span></text:p>
            <text:p><text:span text:style-name="T10">struct UrlTableProperties {</text:span></text:p>
            <text:p><text:span text:style-name="T10"><text:s text:c="2"/></text:span><text:span text:style-name="T10">string name;</text:span></text:p>
            <text:p><text:span text:style-name="T10"><text:s text:c="2"/></text:span><text:span text:style-name="T10">int num_entries;</text:span></text:p>
            <text:p><text:span text:style-name="T10"><text:s text:c="2"/></text:span><text:span text:style-name="T10">static Pool&lt;UrlTableProperties&gt;* pool;</text:span></text:p>
            <text:p><text:span text:style-name="T10">};</text:span></text:p>
            <text:p text:style-name="P7"><text:span text:style-name="T17"/></text:p>
            <text:p><text:span text:style-name="T10"/></text:p>
            <text:p text:style-name="P13"><text:span text:style-name="T10"/></text:p>
          </draw:text-box>
        </draw:frame>
        <draw:frame presentation:style-name="pr4" draw:text-style-name="P3" draw:layer="layout" svg:width="6.8cm" svg:height="1.963cm" svg:x="1.4cm" svg:y="0.838cm" presentation:class="title" presentation:user-transformed="true">
          <draw:text-box>
            <text:list text:style-name="L1">
              <text:list-header>
                <text:p text:style-name="P2"><text:span text:style-name="T1">命名约定</text:span></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默认" presentation:presentation-page-layout-name="AL2T1">
        <draw:frame presentation:style-name="pr5" draw:text-style-name="P14" draw:layer="layout" svg:width="25.199cm" svg:height="17.4cm" svg:x="1.4cm" svg:y="3cm" presentation:class="outline" presentation:user-transformed="true">
          <draw:text-box>
            <text:p text:style-name="P28"><text:span text:style-name="T10">5. </text:span><text:span text:style-name="T10">常量命名</text:span></text:p>
            <text:p text:style-name="P29"><text:span text:style-name="T10">声明为 </text:span><text:span text:style-name="T11">constexpr</text:span><text:span text:style-name="T10"> </text:span><text:span text:style-name="T10">或 </text:span><text:span text:style-name="T11">const</text:span><text:span text:style-name="T10"> </text:span><text:span text:style-name="T10">的变量</text:span><text:span text:style-name="T10">, </text:span><text:span text:style-name="T10">或在程序运行期间其值始终保持不变的</text:span><text:span text:style-name="T10">, </text:span><text:span text:style-name="T10">命名时以 </text:span><text:span text:style-name="T10">"k" </text:span><text:span text:style-name="T10">开头</text:span><text:span text:style-name="T10">, </text:span><text:span text:style-name="T10">大小写混合</text:span><text:span text:style-name="T10">. </text:span><text:span text:style-name="T10">例如</text:span><text:span text:style-name="T10">:</text:span></text:p>
            <text:p><text:span text:style-name="T10">const int kDaysInAWeek = 7;</text:span></text:p>
            <text:p><text:span text:style-name="T10">所有具有静态存储类型的变量都应当以此方式命名</text:span><text:span text:style-name="T10">. </text:span><text:span text:style-name="T10">对于其他存储类型的变量</text:span><text:span text:style-name="T10">, </text:span><text:span text:style-name="T10">如自动变量等</text:span><text:span text:style-name="T10">, </text:span><text:span text:style-name="T10">这条规则是可选的</text:span><text:span text:style-name="T10">. </text:span><text:span text:style-name="T10">如果不采用这条规则</text:span><text:span text:style-name="T10">, </text:span><text:span text:style-name="T10">就按照一般的变量命名规则</text:span><text:span text:style-name="T10">.</text:span></text:p>
            <text:p text:style-name="P28"><text:span text:style-name="T10">6. </text:span><text:span text:style-name="T10">函数命名</text:span></text:p>
            <text:p text:style-name="P29"><text:span text:style-name="T24">常规函数</text:span><text:span text:style-name="T10">使用大小写混合</text:span><text:span text:style-name="T10">, </text:span><text:span text:style-name="T24">取值和设值函数</text:span><text:span text:style-name="T10">则要求与变量名匹配</text:span><text:span text:style-name="T10">: </text:span><text:span text:style-name="T11">MyExcitingFunction()</text:span><text:span text:style-name="T10">, </text:span><text:span text:style-name="T11">MyExcitingMethod()</text:span><text:span text:style-name="T10">, </text:span><text:span text:style-name="T11">my_exciting_member_variable()</text:span><text:span text:style-name="T10">, </text:span><text:span text:style-name="T11">set_my_exciting_member_variable()</text:span><text:span text:style-name="T10">.</text:span></text:p>
            <text:p text:style-name="P29"><text:span text:style-name="T10">一般来说</text:span><text:span text:style-name="T10">, </text:span><text:span text:style-name="T10">函数名的每个单词首字母大写 </text:span><text:span text:style-name="T10">(</text:span><text:span text:style-name="T10">即 </text:span><text:span text:style-name="T10">"</text:span><text:span text:style-name="T10">驼峰变量名</text:span><text:span text:style-name="T10">" </text:span><text:span text:style-name="T10">或 </text:span><text:span text:style-name="T10">"</text:span><text:span text:style-name="T10">帕斯卡变量名</text:span><text:span text:style-name="T10">"), </text:span><text:span text:style-name="T10">没有下划线</text:span><text:span text:style-name="T10">. </text:span><text:span text:style-name="T10">对于首字母缩写的单词</text:span><text:span text:style-name="T10">, </text:span><text:span text:style-name="T10">更倾向于将它们视作一个单词进行首字母大写 </text:span><text:span text:style-name="T10">(</text:span><text:span text:style-name="T10">例如</text:span><text:span text:style-name="T10">, </text:span><text:span text:style-name="T10">写作 </text:span><text:span text:style-name="T11">StartRpc()</text:span><text:span text:style-name="T10"> </text:span><text:span text:style-name="T10">而非 </text:span><text:span text:style-name="T11">StartRPC()</text:span><text:span text:style-name="T10">).</text:span></text:p>
            <text:p><text:span text:style-name="T10">AddTableEntry()</text:span></text:p>
            <text:p><text:span text:style-name="T10">DeleteUrl()</text:span></text:p>
            <text:p><text:span text:style-name="T10">OpenFileOrDie()</text:span></text:p>
            <text:p text:style-name="P29"><text:span text:style-name="T10">取值和设值函数的命名与变量一致</text:span><text:span text:style-name="T10">. </text:span><text:span text:style-name="T10">一般来说它们的名称与实际的成员变量对应</text:span><text:span text:style-name="T10">, </text:span><text:span text:style-name="T10">但并不强制要求</text:span><text:span text:style-name="T10">. </text:span><text:span text:style-name="T10">例如 </text:span><text:span text:style-name="T11">int count()</text:span><text:span text:style-name="T10"> </text:span><text:span text:style-name="T10">与 </text:span><text:span text:style-name="T11">void set_count(int count)</text:span><text:span text:style-name="T10">.</text:span></text:p>
            <text:p><text:span text:style-name="T10"/></text:p>
            <text:p text:style-name="P7"><text:span text:style-name="T17"/></text:p>
            <text:p><text:span text:style-name="T10"/></text:p>
            <text:p text:style-name="P13"><text:span text:style-name="T10"/></text:p>
          </draw:text-box>
        </draw:frame>
        <draw:frame presentation:style-name="pr4" draw:text-style-name="P3" draw:layer="layout" svg:width="6.8cm" svg:height="1.963cm" svg:x="1.4cm" svg:y="0.838cm" presentation:class="title" presentation:user-transformed="true">
          <draw:text-box>
            <text:list text:style-name="L1">
              <text:list-header>
                <text:p text:style-name="P2"><text:span text:style-name="T1">命名约定</text:span></text:p>
              </text:list-header>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默认" presentation:presentation-page-layout-name="AL2T1">
        <draw:frame presentation:style-name="pr5" draw:text-style-name="P14" draw:layer="layout" svg:width="25.199cm" svg:height="17.4cm" svg:x="1.4cm" svg:y="3cm" presentation:class="outline" presentation:user-transformed="true">
          <draw:text-box>
            <text:p text:style-name="P28"><text:span text:style-name="T10">7. </text:span><text:span text:style-name="T10">命名空间命名</text:span></text:p>
            <text:p text:style-name="P29"><text:span text:style-name="T10">命名空间以小写字母命名</text:span><text:span text:style-name="T10">. </text:span><text:span text:style-name="T10">最高级命名空间的名字取决于项目名称</text:span><text:span text:style-name="T10">. </text:span><text:span text:style-name="T10">要注意避免嵌套命名空间的名字之间和常见的顶级命名空间的名字之间发生冲突。</text:span></text:p>
            <text:p text:style-name="P29"><text:span text:style-name="T10">顶级命名空间的名称应当是项目名或者是该命名空间中的代码所属的团队的名字。命名空间中的代码</text:span><text:span text:style-name="T10">, </text:span><text:span text:style-name="T10">应当存放于和命名空间的名字匹配的文件夹或其子文件夹中。</text:span></text:p>
            <text:p text:style-name="P28"><text:span text:style-name="T10">8. </text:span><text:span text:style-name="T10">枚举命名</text:span></text:p>
            <text:p text:style-name="P29"><text:span text:style-name="T10">枚举的命名应当和 </text:span><text:span text:style-name="T10"><text:a xlink:href="https://github.com/zh-google-styleguide/zh-google-styleguide/blob/master/google-cpp-styleguide/naming.rst#id24" xlink:type="simple">:ref:`常量 &lt;constant-names&gt;`</text:a></text:span><text:span text:style-name="T10"> 或 </text:span><text:span text:style-name="T10"><text:a xlink:href="https://github.com/zh-google-styleguide/zh-google-styleguide/blob/master/google-cpp-styleguide/naming.rst#id26" xlink:type="simple">:ref:`宏 &lt;macro-names&gt;`</text:a></text:span><text:span text:style-name="T10"> 一致</text:span><text:span text:style-name="T10">: </text:span><text:span text:style-name="T11">kEnumName</text:span><text:span text:style-name="T10"> </text:span><text:span text:style-name="T10">或是 </text:span><text:span text:style-name="T11">ENUM_NAME</text:span><text:span text:style-name="T10">.</text:span></text:p>
            <text:p text:style-name="P29"><text:span text:style-name="T10">单独的枚举值应该优先采用 </text:span><text:span text:style-name="T10"><text:a xlink:href="https://github.com/zh-google-styleguide/zh-google-styleguide/blob/master/google-cpp-styleguide/naming.rst#id28" xlink:type="simple">:ref:`常量 &lt;constant-names&gt;`</text:a></text:span><text:span text:style-name="T10"> 的命名方式</text:span><text:span text:style-name="T10">. </text:span><text:span text:style-name="T10">但 </text:span><text:span text:style-name="T10"><text:a xlink:href="https://github.com/zh-google-styleguide/zh-google-styleguide/blob/master/google-cpp-styleguide/naming.rst#id30" xlink:type="simple">:ref:`宏 &lt;macro-names&gt;`</text:a></text:span><text:span text:style-name="T10"> 方式的命名也可以接受</text:span><text:span text:style-name="T10">. </text:span><text:span text:style-name="T10">枚举名 </text:span><text:span text:style-name="T11">UrlTableErrors</text:span><text:span text:style-name="T10"> (</text:span><text:span text:style-name="T10">以及 </text:span><text:span text:style-name="T11">AlternateUrlTableErrors</text:span><text:span text:style-name="T10">) </text:span><text:span text:style-name="T10">是类型</text:span><text:span text:style-name="T10">, </text:span><text:span text:style-name="T10">所以要用大小写混合的方式</text:span><text:span text:style-name="T10">.</text:span></text:p>
            <text:p><text:span text:style-name="T10">enum UrlTableErrors { // </text:span><text:span text:style-name="T10">推荐</text:span></text:p>
            <text:p><text:span text:style-name="T10"><text:s text:c="4"/></text:span><text:span text:style-name="T10">kOK = 0,</text:span></text:p>
            <text:p><text:span text:style-name="T10"><text:s text:c="4"/></text:span><text:span text:style-name="T10">kErrorOutOfMemory,</text:span></text:p>
            <text:p><text:span text:style-name="T10"><text:s text:c="4"/></text:span><text:span text:style-name="T10">kErrorMalformedInput,</text:span></text:p>
            <text:p><text:span text:style-name="T10">};</text:span></text:p>
            <text:p><text:span text:style-name="T10">enum AlternateUrlTableErrors { // </text:span><text:span text:style-name="T10">我们现在使用的</text:span></text:p>
            <text:p><text:span text:style-name="T10"><text:s text:c="4"/></text:span><text:span text:style-name="T10">OK = 0,</text:span></text:p>
            <text:p><text:span text:style-name="T10"><text:s text:c="4"/></text:span><text:span text:style-name="T10">OUT_OF_MEMORY = 1,</text:span></text:p>
            <text:p><text:span text:style-name="T10"><text:s text:c="4"/></text:span><text:span text:style-name="T10">MALFORMED_INPUT = 2,</text:span></text:p>
            <text:p><text:span text:style-name="T10">};</text:span></text:p>
            <text:p><text:span text:style-name="T10">2009 </text:span><text:span text:style-name="T10">年 </text:span><text:span text:style-name="T10">1 </text:span><text:span text:style-name="T10">月之前</text:span><text:span text:style-name="T10">, </text:span><text:span text:style-name="T10">我们一直建议采用 </text:span><text:span text:style-name="T10"><text:a xlink:href="https://github.com/zh-google-styleguide/zh-google-styleguide/blob/master/google-cpp-styleguide/naming.rst#id32" xlink:type="simple">:ref:`宏 &lt;macro-names&gt;`</text:a></text:span><text:span text:style-name="T10"> 的方式命名枚举值</text:span><text:span text:style-name="T10">. </text:span><text:span text:style-name="T10">由于枚举值和宏之间的命名冲突</text:span><text:span text:style-name="T10">, </text:span><text:span text:style-name="T10">直接导致了很多问题</text:span><text:span text:style-name="T10">. </text:span><text:span text:style-name="T10">由此</text:span><text:span text:style-name="T10">, </text:span><text:span text:style-name="T10">这里改为优先选择常量风格的命名方式</text:span><text:span text:style-name="T10">. </text:span><text:span text:style-name="T10">新代码应该尽可能优先使用常量风格</text:span><text:span text:style-name="T10">. </text:span><text:span text:style-name="T10">但是老代码没必要切换到常量风格</text:span><text:span text:style-name="T10">, </text:span><text:span text:style-name="T10">除非宏风格确实会产生编译期问题</text:span><text:span text:style-name="T10">.</text:span></text:p>
            <text:p text:style-name="P29"><text:span text:style-name="T10"/></text:p>
            <text:p><text:span text:style-name="T10"/></text:p>
            <text:p text:style-name="P7"><text:span text:style-name="T17"/></text:p>
            <text:p><text:span text:style-name="T10"/></text:p>
            <text:p text:style-name="P13"><text:span text:style-name="T10"/></text:p>
          </draw:text-box>
        </draw:frame>
        <draw:frame presentation:style-name="pr4" draw:text-style-name="P3" draw:layer="layout" svg:width="6.8cm" svg:height="1.963cm" svg:x="1.4cm" svg:y="0.838cm" presentation:class="title" presentation:user-transformed="true">
          <draw:text-box>
            <text:list text:style-name="L1">
              <text:list-header>
                <text:p text:style-name="P2"><text:span text:style-name="T1">命名约定</text:span></text:p>
              </text:list-header>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默认" presentation:presentation-page-layout-name="AL2T1">
        <draw:frame presentation:style-name="pr5" draw:text-style-name="P14" draw:layer="layout" svg:width="25.199cm" svg:height="17.4cm" svg:x="1.4cm" svg:y="3cm" presentation:class="outline" presentation:user-transformed="true">
          <draw:text-box>
            <text:p text:style-name="P30"><text:span text:style-name="T10">9. </text:span><text:span text:style-name="T10">宏命名</text:span></text:p>
            <text:p text:style-name="P31"><text:span text:style-name="T10">通常不应该使用宏。如果不得不用，其命名像枚举命名一样全部大写，使用下划线</text:span><text:span text:style-name="T10">:</text:span></text:p>
            <text:p text:style-name="P30"><text:span text:style-name="T10">#define ROUND(x) ...</text:span></text:p>
            <text:p text:style-name="P30"><text:span text:style-name="T10">#define PI_ROUNDED 3.0</text:span></text:p>
            <text:p text:style-name="P30"><text:span text:style-name="T10">10. </text:span><text:span text:style-name="T10">命名规则的特例</text:span></text:p>
            <text:p text:style-name="P30"><text:span text:style-name="T10">如果你命名的实体与已有 </text:span><text:span text:style-name="T10">C/C++ </text:span><text:span text:style-name="T10">实体相似，可参考现有命名策略</text:span></text:p>
            <text:p text:style-name="P29"><text:span text:style-name="T10">bigopen(): </text:span><text:span text:style-name="T10">函数名，参照 </text:span><text:span text:style-name="T10">open() </text:span><text:span text:style-name="T10">的形式、</text:span></text:p>
            <text:p text:style-name="P29"><text:span text:style-name="T10">uint: typedef</text:span></text:p>
            <text:p text:style-name="P29"><text:span text:style-name="T10">bigpos: struct </text:span><text:span text:style-name="T10">或 </text:span><text:span text:style-name="T10">class, </text:span><text:span text:style-name="T10">参照 </text:span><text:span text:style-name="T10">pos </text:span><text:span text:style-name="T10">的形式</text:span></text:p>
            <text:p text:style-name="P29"><text:span text:style-name="T10">sparse_hash_map: STL </text:span><text:span text:style-name="T10">型实体</text:span><text:span text:style-name="T10">; </text:span><text:span text:style-name="T10">参照 </text:span><text:span text:style-name="T10">STL </text:span><text:span text:style-name="T10">命名约定</text:span></text:p>
            <text:p text:style-name="P29"><text:span text:style-name="T10">LONGLONG_MAX: </text:span><text:span text:style-name="T10">常量</text:span><text:span text:style-name="T10">, </text:span><text:span text:style-name="T10">如同 </text:span><text:span text:style-name="T10">INT_MAX</text:span></text:p>
            <text:p><text:span text:style-name="T10"/></text:p>
            <text:p text:style-name="P7"><text:span text:style-name="T17"/></text:p>
            <text:p><text:span text:style-name="T10"/></text:p>
            <text:p text:style-name="P13"><text:span text:style-name="T10"/></text:p>
          </draw:text-box>
        </draw:frame>
        <draw:frame presentation:style-name="pr4" draw:text-style-name="P3" draw:layer="layout" svg:width="6.8cm" svg:height="1.963cm" svg:x="1.4cm" svg:y="0.838cm" presentation:class="title" presentation:user-transformed="true">
          <draw:text-box>
            <text:list text:style-name="L1">
              <text:list-header>
                <text:p text:style-name="P2"><text:span text:style-name="T1">命名约定</text:span></text:p>
              </text:list-header>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默认" presentation:presentation-page-layout-name="AL2T1">
        <draw:frame presentation:style-name="pr5" draw:text-style-name="P14" draw:layer="layout" svg:width="25.199cm" svg:height="17.4cm" svg:x="1.4cm" svg:y="3cm" presentation:class="outline" presentation:user-transformed="true">
          <draw:text-box>
            <text:p text:style-name="P29"><text:span text:style-name="T25">注释虽然写起来很痛苦</text:span><text:span text:style-name="T25">, </text:span><text:span text:style-name="T25">但对保证代码可读性至关重要</text:span><text:span text:style-name="T25">. </text:span><text:span text:style-name="T25">下面的规则描述了如何注释以及在哪儿注释</text:span><text:span text:style-name="T25">. </text:span><text:span text:style-name="T25">当然也要记住</text:span><text:span text:style-name="T25">: </text:span><text:span text:style-name="T25">注释固然很重要</text:span><text:span text:style-name="T25">, </text:span><text:span text:style-name="T25">但最好的代码应当本身就是文档</text:span><text:span text:style-name="T25">. </text:span><text:span text:style-name="T25">有意义的类型名和变量名</text:span><text:span text:style-name="T25">, </text:span><text:span text:style-name="T25">要远胜过要用注释解释的含糊不清的名字</text:span><text:span text:style-name="T25">.</text:span></text:p>
            <text:p text:style-name="P32"><text:span text:style-name="T25">1. </text:span><text:span text:style-name="T25">注释风格</text:span></text:p>
            <text:p text:style-name="P32"><text:span text:style-name="T25">使用 </text:span><text:span text:style-name="T25">// </text:span><text:span text:style-name="T25">或 </text:span><text:span text:style-name="T25">/* */, </text:span><text:span text:style-name="T25">统一就好。</text:span></text:p>
            <text:p text:style-name="P32"><text:span text:style-name="T25">// </text:span><text:span text:style-name="T25">或 </text:span><text:span text:style-name="T25">/* */ </text:span><text:span text:style-name="T25">都可以</text:span><text:span text:style-name="T25">; </text:span><text:span text:style-name="T25">但 </text:span><text:span text:style-name="T25">// </text:span><text:span text:style-name="T25">更 常用</text:span><text:span text:style-name="T25">. </text:span><text:span text:style-name="T25">要在如何注释及注释风格上确保统一。</text:span></text:p>
            <text:p text:style-name="P32"><text:span text:style-name="T25">2. </text:span><text:span text:style-name="T25">文件注释</text:span></text:p>
            <text:p text:style-name="P29"><text:span text:style-name="T25">在每一个文件开头加入版权公告</text:span><text:span text:style-name="T25">.</text:span><text:span text:style-name="T25">（文件注释描述了该文件的内容</text:span><text:span text:style-name="T25">. </text:span><text:span text:style-name="T25">如果一个文件只声明</text:span><text:span text:style-name="T25">, </text:span><text:span text:style-name="T25">或实现</text:span><text:span text:style-name="T25">, </text:span><text:span text:style-name="T25">或测试了一个对象</text:span><text:span text:style-name="T25">, </text:span><text:span text:style-name="T25">并且这个对象已经在它的声明处进行了详细的注释</text:span><text:span text:style-name="T25">, </text:span><text:span text:style-name="T25">那么就没必要再加上文件注释</text:span><text:span text:style-name="T25">. </text:span><text:span text:style-name="T25">除此之外的其他文件都需要文件注释。）</text:span></text:p>
            <text:p text:style-name="P7"><text:span text:style-name="T26">每个文件都应该包含许可证引用。为项目选择合适的许可证版本</text:span><text:span text:style-name="T26">.(</text:span><text:span text:style-name="T26">比如</text:span><text:span text:style-name="T26">, Apache 2.0, BSD, LGPL, GPL)</text:span></text:p>
            <text:p text:style-name="P7"><text:span text:style-name="T26">如果你对原始作者的文件做了重大修改</text:span><text:span text:style-name="T26">, </text:span><text:span text:style-name="T26">请考虑删除原作者信息。</text:span></text:p>
            <text:p text:style-name="P7"><text:span text:style-name="T27">如果一个</text:span><text:span text:style-name="T27">.h</text:span><text:span text:style-name="T27">文件声明了多个概念，则文件注释应当对文件的内容做一个大致的说明，同时说明各概念之间的联系。一到两行的文件注释就足够了，对于每个概念的详细文档应当放在各个概念中，而不是文件注释中。</text:span></text:p>
            <text:p text:style-name="P7"><text:span text:style-name="T27">不要在</text:span><text:span text:style-name="T27">.h </text:span><text:span text:style-name="T27">和</text:span><text:span text:style-name="T27">.cc</text:span><text:span text:style-name="T27">之间复制注释。</text:span></text:p>
            <text:p text:style-name="P33"><text:span text:style-name="T27"/></text:p>
            <text:p text:style-name="P13"><text:span text:style-name="T10"/></text:p>
          </draw:text-box>
        </draw:frame>
        <draw:frame presentation:style-name="pr4" draw:text-style-name="P3" draw:layer="layout" svg:width="6.8cm" svg:height="1.963cm" svg:x="1.4cm" svg:y="0.838cm" presentation:class="title" presentation:user-transformed="true">
          <draw:text-box>
            <text:list text:style-name="L1">
              <text:list-header>
                <text:p text:style-name="P2"><text:span text:style-name="T1">注释</text:span></text:p>
              </text:list-header>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默认" presentation:presentation-page-layout-name="AL2T1">
        <draw:frame presentation:style-name="pr5" draw:text-style-name="P14" draw:layer="layout" svg:width="25.199cm" svg:height="17.4cm" svg:x="1.4cm" svg:y="3cm" presentation:class="outline" presentation:user-transformed="true">
          <draw:text-box>
            <text:p text:style-name="P32"><text:span text:style-name="T28">3. </text:span><text:span text:style-name="T28">类注释</text:span></text:p>
            <text:p text:style-name="P34"><text:span text:style-name="T28">每个类的定义都要附带一份注释</text:span><text:span text:style-name="T28">, </text:span><text:span text:style-name="T28">描述类的功能和用法</text:span><text:span text:style-name="T28">, </text:span><text:span text:style-name="T28">除非它的功能相当明显</text:span><text:span text:style-name="T28">.</text:span></text:p>
            <text:p text:style-name="P34"><text:span text:style-name="T28">// Iterates over the contents of a GargantuanTable.</text:span></text:p>
            <text:p text:style-name="P34"><text:span text:style-name="T28">// Example:</text:span></text:p>
            <text:p text:style-name="P34"><text:span text:style-name="T28">// <text:s text:c="3"/>GargantuanTableIterator* iter = table-&gt;NewIterator();</text:span></text:p>
            <text:p text:style-name="P34"><text:span text:style-name="T28">// <text:s text:c="3"/>for (iter-&gt;Seek("foo"); !iter-&gt;done(); iter-&gt;Next()) {</text:span></text:p>
            <text:p text:style-name="P34"><text:span text:style-name="T28">// <text:s text:c="5"/>process(iter-&gt;key(), iter-&gt;value());</text:span></text:p>
            <text:p text:style-name="P34"><text:span text:style-name="T28">// <text:s text:c="3"/>}</text:span></text:p>
            <text:p text:style-name="P34"><text:span text:style-name="T28">// <text:s text:c="3"/>delete iter;</text:span></text:p>
            <text:p text:style-name="P34"><text:span text:style-name="T28">class GargantuanTableIterator {</text:span></text:p>
            <text:p text:style-name="P34"><text:span text:style-name="T28"><text:s text:c="2"/></text:span><text:span text:style-name="T28">...</text:span></text:p>
            <text:p text:style-name="P34"><text:span text:style-name="T28">};</text:span></text:p>
            <text:p text:style-name="P34"><text:span text:style-name="T28"/></text:p>
            <text:p text:style-name="P34"><text:span text:style-name="T28">类注释应当为读者理解如何使用与何时使用类提供足够的信息，同时应当提醒读者在正确使用此类时应当考虑的因素。如果类有任何同步前提，请用文档说明。如果该类的实例可被多线程访问，要特别注意文档说明多线程环境下相关的规则和常量使用。</text:span></text:p>
            <text:p text:style-name="P34"><text:span text:style-name="T28">如果你想用一小段代码演示这个类的基本用法或通常用法，放在类注释里也非常合适。</text:span></text:p>
            <text:p text:style-name="P34"><text:span text:style-name="T28">如果类的声明和定义分开了</text:span><text:span text:style-name="T28">(</text:span><text:span text:style-name="T28">例如分别放在了 </text:span><text:span text:style-name="T28">.h </text:span><text:span text:style-name="T28">和 </text:span><text:span text:style-name="T28">.cc </text:span><text:span text:style-name="T28">文件中</text:span><text:span text:style-name="T28">), </text:span><text:span text:style-name="T28">此时，</text:span><text:span text:style-name="T29">描述类用法</text:span><text:span text:style-name="T28">的</text:span><text:span text:style-name="T29">注释应当和接口定义放在一起</text:span><text:span text:style-name="T28">，</text:span><text:span text:style-name="T29">描述类的操作和实现的注释应当和实现放在一起。</text:span></text:p>
            <text:p text:style-name="P35"><text:span text:style-name="T28"/></text:p>
            <text:p text:style-name="P34"><text:span text:style-name="T28"/></text:p>
            <text:p text:style-name="P34"><text:span text:style-name="T28"/></text:p>
            <text:p text:style-name="P33"><text:span text:style-name="T27"/></text:p>
            <text:p text:style-name="P13"><text:span text:style-name="T10"/></text:p>
          </draw:text-box>
        </draw:frame>
        <draw:frame presentation:style-name="pr4" draw:text-style-name="P3" draw:layer="layout" svg:width="6.8cm" svg:height="1.963cm" svg:x="1.4cm" svg:y="0.838cm" presentation:class="title" presentation:user-transformed="true">
          <draw:text-box>
            <text:list text:style-name="L1">
              <text:list-header>
                <text:p text:style-name="P2"><text:span text:style-name="T1">注释</text:span></text:p>
              </text:list-header>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默认" presentation:presentation-page-layout-name="AL2T1">
        <draw:frame presentation:style-name="pr5" draw:text-style-name="P14" draw:layer="layout" svg:width="25.199cm" svg:height="17.4cm" svg:x="1.4cm" svg:y="3cm" presentation:class="outline" presentation:user-transformed="true">
          <draw:text-box>
            <text:p text:style-name="P32"><text:span text:style-name="T30">4. </text:span><text:span text:style-name="T30">函数注释</text:span></text:p>
            <text:p text:style-name="P34"><text:span text:style-name="T30">函数声明处的注释描述函数功能</text:span><text:span text:style-name="T30">;</text:span><text:span text:style-name="T30">定义处的注释描述函数实现。</text:span></text:p>
            <text:p text:style-name="P34"><text:span text:style-name="T30">函数声明处注释的内容</text:span><text:span text:style-name="T30">:</text:span></text:p>
            <text:p text:style-name="P34"><text:span text:style-name="T30"><text:s text:c="4"/></text:span><text:span text:style-name="T30">函数的输入输出</text:span><text:span text:style-name="T30">.</text:span></text:p>
            <text:p text:style-name="P34"><text:span text:style-name="T30"><text:s text:c="4"/></text:span><text:span text:style-name="T30">对类成员函数而言</text:span><text:span text:style-name="T30">: </text:span><text:span text:style-name="T30">函数调用期间对象是否需要保持引用参数</text:span><text:span text:style-name="T30">, </text:span><text:span text:style-name="T30">是否会释放这些参数</text:span><text:span text:style-name="T30">.</text:span></text:p>
            <text:p text:style-name="P34"><text:span text:style-name="T30"><text:s text:c="4"/></text:span><text:span text:style-name="T30">函数是否分配了必须由调用者释放的空间</text:span><text:span text:style-name="T30">.</text:span></text:p>
            <text:p text:style-name="P34"><text:span text:style-name="T30"><text:s text:c="4"/></text:span><text:span text:style-name="T30">参数是否可以为空指针</text:span><text:span text:style-name="T30">.</text:span></text:p>
            <text:p text:style-name="P34"><text:span text:style-name="T30"><text:s text:c="4"/></text:span><text:span text:style-name="T30">是否存在函数使用上的性能隐患</text:span><text:span text:style-name="T30">.</text:span></text:p>
            <text:p text:style-name="P34"><text:span text:style-name="T30"><text:s text:c="4"/></text:span><text:span text:style-name="T30">如果函数是可重入的</text:span><text:span text:style-name="T30">, </text:span><text:span text:style-name="T30">其同步前提是什么</text:span><text:span text:style-name="T30">?</text:span></text:p>
            <text:p text:style-name="P34"><text:span text:style-name="T30">// Returns an iterator for this table. <text:s/>It is the client's</text:span></text:p>
            <text:p text:style-name="P34"><text:span text:style-name="T30">// responsibility to delete the iterator when it is done with it,</text:span></text:p>
            <text:p text:style-name="P34"><text:span text:style-name="T30">// and it must not use the iterator once the GargantuanTable object</text:span></text:p>
            <text:p text:style-name="P34"><text:span text:style-name="T30">// on which the iterator was created has been deleted.</text:span></text:p>
            <text:p text:style-name="P34"><text:span text:style-name="T30">//</text:span></text:p>
            <text:p text:style-name="P34"><text:span text:style-name="T30">// The iterator is initially positioned at the beginning of the table.</text:span></text:p>
            <text:p text:style-name="P34"><text:span text:style-name="T30">//</text:span></text:p>
            <text:p text:style-name="P34"><text:span text:style-name="T30">// This method is equivalent to:</text:span></text:p>
            <text:p text:style-name="P34"><text:span text:style-name="T30">// <text:s text:c="3"/>Iterator* iter = table-&gt;NewIterator();</text:span></text:p>
            <text:p text:style-name="P34"><text:span text:style-name="T30">// <text:s text:c="3"/>iter-&gt;Seek("");</text:span></text:p>
            <text:p text:style-name="P34"><text:span text:style-name="T30">// <text:s text:c="3"/>return iter;</text:span></text:p>
            <text:p text:style-name="P34"><text:span text:style-name="T30">// If you are going to immediately seek to another place in the</text:span></text:p>
            <text:p text:style-name="P34"><text:span text:style-name="T30">// returned iterator, it will be faster to use NewIterator()</text:span></text:p>
            <text:p text:style-name="P34"><text:span text:style-name="T30">// and avoid the extra seek.</text:span></text:p>
            <text:p text:style-name="P34"><text:span text:style-name="T30">Iterator* GetIterator() const;</text:span></text:p>
            <text:p text:style-name="P34"><text:span text:style-name="T30">但也要避免罗罗嗦嗦，或者对显而易见的内容进行说明。下面的注释就没有必要加上 “否则返回 </text:span><text:span text:style-name="T30">false”</text:span><text:span text:style-name="T30">，因为已经暗含其中了：</text:span></text:p>
            <text:p text:style-name="P34"><text:span text:style-name="T30">// Returns true if the table cannot hold any more entries.</text:span></text:p>
            <text:p text:style-name="P34"><text:span text:style-name="T30">bool IsTableFull();</text:span></text:p>
            <text:p text:style-name="P34"><text:span text:style-name="T30">注释函数重载时，注释的重点应该是函数中被重载的部分，而不是简单的重复被重载的函数的注释。多数情况下，函数重载不需要额外的文档，因此也没有必要加上注释。</text:span></text:p>
            <text:p text:style-name="P34"><text:span text:style-name="T30">注释构造</text:span><text:span text:style-name="T30">/</text:span><text:span text:style-name="T30">析构函数时，应当注明的是注明构造函数对参数做了什么以及析构函数清理了什么</text:span><text:span text:style-name="T30">. </text:span><text:span text:style-name="T30">如果都是些无关紧要的内容</text:span><text:span text:style-name="T30">, </text:span><text:span text:style-name="T30">直接省掉注释</text:span><text:span text:style-name="T30">. </text:span><text:span text:style-name="T30">析构函数前没有注释是很正常的</text:span><text:span text:style-name="T30">.</text:span></text:p>
            <text:p text:style-name="P34"><text:span text:style-name="T30">如果函数使用了一些技巧，说明实现的大致步骤或解释如此实现的理由。</text:span></text:p>
            <text:p text:style-name="P34"><text:span text:style-name="T30">避免重复注释。</text:span></text:p>
            <text:p text:style-name="P34"><text:span text:style-name="T28"/></text:p>
            <text:p text:style-name="P34"><text:span text:style-name="T28"/></text:p>
            <text:p text:style-name="P33"><text:span text:style-name="T27"/></text:p>
            <text:p text:style-name="P13"><text:span text:style-name="T10"/></text:p>
          </draw:text-box>
        </draw:frame>
        <draw:frame presentation:style-name="pr4" draw:text-style-name="P3" draw:layer="layout" svg:width="6.8cm" svg:height="1.963cm" svg:x="1.4cm" svg:y="0.838cm" presentation:class="title" presentation:user-transformed="true">
          <draw:text-box>
            <text:list text:style-name="L1">
              <text:list-header>
                <text:p text:style-name="P2"><text:span text:style-name="T1">注释</text:span></text:p>
              </text:list-header>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默认" presentation:presentation-page-layout-name="AL2T1">
        <draw:frame presentation:style-name="pr5" draw:text-style-name="P14" draw:layer="layout" svg:width="25.199cm" svg:height="17.4cm" svg:x="1.4cm" svg:y="3cm" presentation:class="outline" presentation:user-transformed="true">
          <draw:text-box>
            <text:p text:style-name="P36"><text:span text:style-name="T31">5. </text:span><text:span text:style-name="T31">变量注释</text:span></text:p>
            <text:p text:style-name="P16"><text:span text:style-name="T31">通常变量名本身足以很好说明变量用途。某些情况下，也需要额外的注释说明。</text:span></text:p>
            <text:list text:style-name="L3">
              <text:list-item>
                <text:p text:style-name="P16"><text:span text:style-name="T31"/></text:p>
              </text:list-item>
            </text:list>
            <text:p text:style-name="P16"><text:span text:style-name="T31">每个类数据成员</text:span><text:span text:style-name="T31">(</text:span><text:span text:style-name="T31">也叫实例变量或成员变量</text:span><text:span text:style-name="T31">) </text:span><text:span text:style-name="T31">都应该用注释说明用途。如果有非变量的参数不能够用类型与变量名明确表达， 则应当加上注释</text:span><text:span text:style-name="T31">(</text:span><text:span text:style-name="T31">例如特殊值，数据成员之间的关系，生命周期等</text:span><text:span text:style-name="T31">)</text:span><text:span text:style-name="T31">。如果变量类型与变量名已经足以描述一个变量，那么就不再需要加上注释。</text:span></text:p>
            <text:p text:style-name="P16"><text:span text:style-name="T31">特别地，如果变量可以接受 </text:span><text:span text:style-name="T31">NULL </text:span><text:span text:style-name="T31">或 </text:span><text:span text:style-name="T31">-1 </text:span><text:span text:style-name="T31">等警戒值，须加以说明。 比如</text:span><text:span text:style-name="T31">:</text:span></text:p>
            <text:p text:style-name="P7"><text:span text:style-name="T31">private:</text:span></text:p>
            <text:p text:style-name="P7"><text:span text:style-name="T31"><text:s/></text:span><text:span text:style-name="T31">// Used to bounds-check table accesses. -1 means</text:span></text:p>
            <text:p text:style-name="P7"><text:span text:style-name="T31"><text:s/></text:span><text:span text:style-name="T31">// that we don't yet know how many entries the table has.</text:span></text:p>
            <text:p text:style-name="P7"><text:span text:style-name="T31"><text:s/></text:span><text:span text:style-name="T31">int num_total_entries_;</text:span></text:p>
            <text:list text:style-name="L4">
              <text:list-item>
                <text:p text:style-name="P16"><text:span text:style-name="T31">全局变量</text:span></text:p>
              </text:list-item>
            </text:list>
            <text:p text:style-name="P16"><text:span text:style-name="T31">和数据成员一样，所有全局变量也要注释说明含义及用途，以及作为全局变量的原因。比如</text:span><text:span text:style-name="T31">:</text:span></text:p>
            <text:p text:style-name="P7"><text:span text:style-name="T31">// The total number of tests cases that we run through in this regression test.</text:span></text:p>
            <text:p text:style-name="P7"><text:span text:style-name="T31">const int kNumTestCases = 6;</text:span></text:p>
            <text:p text:style-name="P16"><text:span text:style-name="T31"/></text:p>
            <text:p text:style-name="P16"><text:span text:style-name="T31"/></text:p>
            <text:p text:style-name="P16"><text:span text:style-name="T31"/></text:p>
            <text:p text:style-name="P7"><text:span text:style-name="T31"/></text:p>
            <text:p text:style-name="P16"><text:span text:style-name="T31"/></text:p>
            <text:p text:style-name="P16"><text:span text:style-name="T31"/></text:p>
            <text:p text:style-name="P37"><text:span text:style-name="T32"/></text:p>
            <text:p text:style-name="P37"><text:span text:style-name="T32"/></text:p>
            <text:p text:style-name="P37"><text:span text:style-name="T32"/></text:p>
            <text:p text:style-name="P38"><text:span text:style-name="T33"/></text:p>
            <text:p text:style-name="P39"><text:span text:style-name="T19"/></text:p>
          </draw:text-box>
        </draw:frame>
        <draw:frame presentation:style-name="pr4" draw:text-style-name="P3" draw:layer="layout" svg:width="6.8cm" svg:height="1.963cm" svg:x="1.4cm" svg:y="0.838cm" presentation:class="title" presentation:user-transformed="true">
          <draw:text-box>
            <text:list text:style-name="L1">
              <text:list-header>
                <text:p text:style-name="P2"><text:span text:style-name="T1">注释</text:span></text:p>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默认" presentation:presentation-page-layout-name="AL2T1">
        <draw:frame presentation:style-name="pr5" draw:text-style-name="P14" draw:layer="layout" svg:width="25.199cm" svg:height="17.4cm" svg:x="1.6cm" svg:y="3cm" presentation:class="outline" presentation:user-transformed="true">
          <draw:text-box>
            <text:p text:style-name="P36"><text:span text:style-name="T31">6.</text:span><text:span text:style-name="T32"> </text:span><text:span text:style-name="T32">实现注释</text:span></text:p>
            <text:list text:style-name="L3">
              <text:list-item>
                <text:p text:style-name="P36"><text:span text:style-name="T32">代码前注释</text:span></text:p>
              </text:list-item>
            </text:list>
            <text:p text:style-name="P16"><text:span text:style-name="T32">对于代码中巧妙的，晦涩的，有趣的，重要的地方加以注释。</text:span></text:p>
            <text:p text:style-name="P37"><text:span text:style-name="T32">巧妙或复杂的代码段前要加注释。比如</text:span><text:span text:style-name="T32">:</text:span></text:p>
            <text:p text:style-name="P37"><text:span text:style-name="T32">// Divide result by two, taking into account that x</text:span></text:p>
            <text:p text:style-name="P37"><text:span text:style-name="T32">// contains the carry from the add.</text:span></text:p>
            <text:p text:style-name="P37"><text:span text:style-name="T32">for (int i = 0; i &lt; result-&gt;size(); i++) {</text:span></text:p>
            <text:p text:style-name="P37"><text:span text:style-name="T32"><text:s text:c="2"/></text:span><text:span text:style-name="T32">x = (x &lt;&lt; 8) + (*result)[i];</text:span></text:p>
            <text:p text:style-name="P37"><text:span text:style-name="T32"><text:s text:c="2"/></text:span><text:span text:style-name="T32">(*result)[i] = x &gt;&gt; 1;</text:span></text:p>
            <text:p text:style-name="P37"><text:span text:style-name="T32"><text:s text:c="2"/></text:span><text:span text:style-name="T32">x &amp;= 1;</text:span></text:p>
            <text:p text:style-name="P37"><text:span text:style-name="T32">}</text:span></text:p>
            <text:list text:style-name="L4">
              <text:list-item>
                <text:p text:style-name="P36"><text:span text:style-name="T32">行注释</text:span></text:p>
              </text:list-item>
            </text:list>
            <text:p text:style-name="P37"><text:span text:style-name="T32">比较隐晦的地方要在行尾加入注释</text:span><text:span text:style-name="T32">. </text:span><text:span text:style-name="T32">在行尾空两格进行注释</text:span><text:span text:style-name="T32">. </text:span><text:span text:style-name="T32">比如</text:span><text:span text:style-name="T32">:</text:span></text:p>
            <text:p text:style-name="P37"><text:span text:style-name="T32">// If we have enough memory, mmap the data portion too.</text:span></text:p>
            <text:p text:style-name="P37"><text:span text:style-name="T32">mmap_budget = max&lt;int64&gt;(0, mmap_budget - index_-&gt;length());</text:span></text:p>
            <text:p text:style-name="P37"><text:span text:style-name="T32">if (mmap_budget &gt;= data_size_ &amp;&amp; !MmapData(mmap_chunk_bytes, mlock))</text:span></text:p>
            <text:p text:style-name="P37"><text:span text:style-name="T32"><text:s text:c="2"/></text:span><text:span text:style-name="T32">return; <text:s/>// Error already logged.</text:span></text:p>
            <text:p text:style-name="P37"><text:span text:style-name="T32">注意</text:span><text:span text:style-name="T32">, </text:span><text:span text:style-name="T32">这里用了两段注释分别描述这段代码的作用，和提示函数返回时错误已经被记入日志</text:span><text:span text:style-name="T32">.</text:span></text:p>
            <text:p text:style-name="P37"><text:span text:style-name="T32"/></text:p>
            <text:p text:style-name="P37"><text:span text:style-name="T32">如果你需要连续进行多行注释，可以使之对齐获得更好的可读性</text:span><text:span text:style-name="T32">:</text:span></text:p>
            <text:p text:style-name="P37"><text:span text:style-name="T32">DoSomething(); <text:s text:c="17"/>// Comment here so the comments line up.</text:span></text:p>
            <text:p text:style-name="P37"><text:span text:style-name="T32">DoSomethingElseThatIsLonger(); <text:s/>// Two spaces between the code and the comment.</text:span></text:p>
            <text:p text:style-name="P37"><text:span text:style-name="T32">{ // One space before comment when opening a new scope is allowed,</text:span></text:p>
            <text:p text:style-name="P37"><text:span text:style-name="T32"><text:s text:c="2"/></text:span><text:span text:style-name="T32">// thus the comment lines up with the following comments and code.</text:span></text:p>
            <text:p text:style-name="P37"><text:span text:style-name="T32"><text:s text:c="2"/></text:span><text:span text:style-name="T32">DoSomethingElse(); <text:s/>// Two spaces before line comments normally.</text:span></text:p>
            <text:p text:style-name="P37"><text:span text:style-name="T32">}</text:span></text:p>
            <text:p text:style-name="P37"><text:span text:style-name="T32">std::vector&lt;string&gt; list{</text:span></text:p>
            <text:p text:style-name="P37"><text:span text:style-name="T32"><text:s text:c="20"/></text:span><text:span text:style-name="T32">// Comments in braced lists describe the next element...</text:span></text:p>
            <text:p text:style-name="P37"><text:span text:style-name="T32"><text:s text:c="20"/></text:span><text:span text:style-name="T32">"First item",</text:span></text:p>
            <text:p text:style-name="P37"><text:span text:style-name="T32"><text:s text:c="20"/></text:span><text:span text:style-name="T32">// .. and should be aligned appropriately.</text:span></text:p>
            <text:p text:style-name="P37"><text:span text:style-name="T32">"Second item"};</text:span></text:p>
            <text:p text:style-name="P37"><text:span text:style-name="T32">DoSomething(); /* For trailing block comments, one space is fine. */</text:span></text:p>
            <text:p text:style-name="P37"><text:span text:style-name="T31"/></text:p>
            <text:p text:style-name="P37"><text:span text:style-name="T32"/></text:p>
            <text:p text:style-name="P37"><text:span text:style-name="T32"/></text:p>
            <text:p text:style-name="P37"><text:span text:style-name="T32"/></text:p>
            <text:p text:style-name="P37"><text:span text:style-name="T32"/></text:p>
            <text:p text:style-name="P38"><text:span text:style-name="T33"/></text:p>
            <text:p text:style-name="P39"><text:span text:style-name="T19"/></text:p>
          </draw:text-box>
        </draw:frame>
        <draw:frame presentation:style-name="pr4" draw:text-style-name="P3" draw:layer="layout" svg:width="6.8cm" svg:height="1.963cm" svg:x="1.4cm" svg:y="0.838cm" presentation:class="title" presentation:user-transformed="true">
          <draw:text-box>
            <text:list text:style-name="L1">
              <text:list-header>
                <text:p text:style-name="P2"><text:span text:style-name="T1">注释</text:span></text:p>
              </text:list-header>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默认" presentation:presentation-page-layout-name="AL2T1">
        <draw:frame presentation:style-name="pr5" draw:text-style-name="P14" draw:layer="layout" svg:width="25.199cm" svg:height="17.4cm" svg:x="1.401cm" svg:y="3cm" presentation:class="outline" presentation:user-transformed="true">
          <draw:text-box>
            <text:p text:style-name="P36"><text:span text:style-name="T34">6.</text:span><text:span text:style-name="T31"> </text:span><text:span text:style-name="T31">实现注释</text:span></text:p>
            <text:list text:style-name="L3">
              <text:list-item>
                <text:p text:style-name="P36"><text:span text:style-name="T31">函数参数注释</text:span></text:p>
              </text:list-item>
            </text:list>
            <text:p text:style-name="P40"><text:span text:style-name="T31">如果函数参数的意义不明显，考虑用下面的方式进行弥补</text:span><text:span text:style-name="T31">:</text:span></text:p>
            <text:list text:continue-numbering="true" text:style-name="L3">
              <text:list-item>
                <text:p text:style-name="P41"><text:span text:style-name="T31">如果参数是一个字面常量，并且这一常量在多处函数调用中被使用，用以推断它们一致，你应当用一个常量名让这一约定变得更明显，并且保证这一约定不会被打破。</text:span></text:p>
              </text:list-item>
              <text:list-item>
                <text:p text:style-name="P41"><text:span text:style-name="T31">考虑更改函数的签名，让某个</text:span><text:span text:style-name="T31">bool</text:span><text:span text:style-name="T31">类型的参数变为</text:span><text:span text:style-name="T31">enum</text:span><text:span text:style-name="T31">类型，这样可以让这个参数的值表达其意义。</text:span></text:p>
              </text:list-item>
              <text:list-item>
                <text:p text:style-name="P41"><text:span text:style-name="T31">如果某个函数有多个配置选项，你可以考虑定义一个类或结构体以保存所有的选项，并传入类或结构体的实例。这样的方法有许多优点，例如这样的选项可以在调用处用变量名引用，这样就能清晰地表明其意义。同时也减少了函数参数的数量，使得函数调用更易读也易写。除此之外，以这样的方式，如果你使用其他的选项，就无需对调用点进行更改。</text:span></text:p>
              </text:list-item>
              <text:list-item>
                <text:p text:style-name="P41"><text:span text:style-name="T31">用具名变量代替大段而复杂的嵌套表达式。</text:span></text:p>
              </text:list-item>
              <text:list-item>
                <text:p text:style-name="P41"><text:span text:style-name="T31">万不得已时，才考虑在调用点用注释阐明参数的意义。</text:span></text:p>
              </text:list-item>
            </text:list>
            <text:p text:style-name="P37"><text:span text:style-name="T31"/></text:p>
            <text:p text:style-name="P37"><text:span text:style-name="T31">比如下面的示例的对比</text:span><text:span text:style-name="T31">:</text:span></text:p>
            <text:p text:style-name="P37"><text:span text:style-name="T31">// What are these arguments?</text:span></text:p>
            <text:p text:style-name="P37"><text:span text:style-name="T31">const DecimalNumber product = CalculateProduct(values, 7, false, nullptr);</text:span></text:p>
            <text:p text:style-name="P37"><text:span text:style-name="T31">和</text:span></text:p>
            <text:p text:style-name="P37"><text:span text:style-name="T31">ProductOptions options;</text:span></text:p>
            <text:p text:style-name="P37"><text:span text:style-name="T31">options.set_precision_decimals(7);</text:span></text:p>
            <text:p text:style-name="P37"><text:span text:style-name="T31">options.set_use_cache(ProductOptions::kDontUseCache);</text:span></text:p>
            <text:p text:style-name="P37"><text:span text:style-name="T31">const DecimalNumber product =</text:span></text:p>
            <text:p text:style-name="P37"><text:span text:style-name="T31"><text:s text:c="4"/></text:span><text:span text:style-name="T31">CalculateProduct(values, options, /*completion_callback=*/nullptr);</text:span></text:p>
            <text:list text:style-name="L4">
              <text:list-item>
                <text:p text:style-name="P36"><text:span text:style-name="T31">不允许的行为</text:span></text:p>
              </text:list-item>
            </text:list>
            <text:p text:style-name="P40"><text:span text:style-name="T31">不要描述显而易见的现象，永远不要用自然语言翻译代码作为注释，除非即使对深入理解</text:span><text:span text:style-name="T31">C++</text:span><text:span text:style-name="T31">的读者来说代码的行为都是不明显的。要假设读代码的人</text:span><text:span text:style-name="T31">C++ </text:span><text:span text:style-name="T31">水平比你高，即便他</text:span><text:span text:style-name="T31">/</text:span><text:span text:style-name="T31">她可能不知道你的用意</text:span><text:span text:style-name="T31">:</text:span><text:span text:style-name="T31">你所提供的注释应当解释代码为什么要这么做和代码的目的，或者最好是让代码自文档化。</text:span></text:p>
            <text:p text:style-name="P37"><text:span text:style-name="T32">比较这样的注释</text:span><text:span text:style-name="T32">:</text:span></text:p>
            <text:p text:style-name="P37"><text:span text:style-name="T32"/></text:p>
            <text:p text:style-name="P37"><text:span text:style-name="T32">// Find the element in the vector. <text:s/>&lt;-- </text:span><text:span text:style-name="T32">差</text:span><text:span text:style-name="T32">: </text:span><text:span text:style-name="T32">这太明显了</text:span><text:span text:style-name="T32">!</text:span></text:p>
            <text:p text:style-name="P37"><text:span text:style-name="T32">auto iter = std::find(v.begin(), v.end(), element);</text:span></text:p>
            <text:p text:style-name="P37"><text:span text:style-name="T32">if (iter != v.end()) {</text:span></text:p>
            <text:p text:style-name="P37"><text:span text:style-name="T32"><text:s text:c="2"/></text:span><text:span text:style-name="T32">Process(element);</text:span></text:p>
            <text:p text:style-name="P37"><text:span text:style-name="T32">}</text:span></text:p>
            <text:p text:style-name="P37"><text:span text:style-name="T32"/></text:p>
            <text:p text:style-name="P37"><text:span text:style-name="T32">和这样的注释</text:span><text:span text:style-name="T32">:</text:span></text:p>
            <text:p text:style-name="P37"><text:span text:style-name="T32"/></text:p>
            <text:p text:style-name="P37"><text:span text:style-name="T32">// Process "element" unless it was already processed.</text:span></text:p>
            <text:p text:style-name="P37"><text:span text:style-name="T32">auto iter = std::find(v.begin(), v.end(), element);</text:span></text:p>
            <text:p text:style-name="P37"><text:span text:style-name="T32">if (iter != v.end()) {</text:span></text:p>
            <text:p text:style-name="P37"><text:span text:style-name="T32"><text:s text:c="2"/></text:span><text:span text:style-name="T32">Process(element);</text:span></text:p>
            <text:p text:style-name="P37"><text:span text:style-name="T32">}</text:span></text:p>
            <text:p text:style-name="P37"><text:span text:style-name="T32"/></text:p>
            <text:p text:style-name="P37"><text:span text:style-name="T32"/></text:p>
            <text:p text:style-name="P37"><text:span text:style-name="T32"/></text:p>
            <text:p text:style-name="P37"><text:span text:style-name="T32"/></text:p>
            <text:p text:style-name="P37"><text:span text:style-name="T32"/></text:p>
            <text:p text:style-name="P37"><text:span text:style-name="T32"/></text:p>
            <text:p text:style-name="P37"><text:span text:style-name="T32"/></text:p>
            <text:p text:style-name="P38"><text:span text:style-name="T33"/></text:p>
            <text:p text:style-name="P39"><text:span text:style-name="T19"/></text:p>
          </draw:text-box>
        </draw:frame>
        <draw:frame presentation:style-name="pr4" draw:text-style-name="P3" draw:layer="layout" svg:width="6.8cm" svg:height="1.963cm" svg:x="1.4cm" svg:y="0.838cm" presentation:class="title" presentation:user-transformed="true">
          <draw:text-box>
            <text:list text:style-name="L1">
              <text:list-header>
                <text:p text:style-name="P2"><text:span text:style-name="T1">注释</text:span></text:p>
              </text:list-header>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默认" presentation:presentation-page-layout-name="AL2T1">
        <draw:frame presentation:style-name="pr5" draw:text-style-name="P14" draw:layer="layout" svg:width="25.199cm" svg:height="17.4cm" svg:x="1.401cm" svg:y="3cm" presentation:class="outline" presentation:user-transformed="true">
          <draw:text-box>
            <text:p text:style-name="P36"><text:span text:style-name="T31">7. </text:span><text:span text:style-name="T31">标点，拼写和语法</text:span></text:p>
            <text:p text:style-name="P16"><text:span text:style-name="T31">注意标点，拼写和语法</text:span><text:span text:style-name="T31">;</text:span><text:span text:style-name="T31">写的好的注释比差的要易读的多。</text:span></text:p>
            <text:p text:style-name="P16"><text:span text:style-name="T31">注释的通常写法是包含正确大小写和结尾句号的完整叙述性语句。大多数情况下，完整的句子比句子片段可读性更高。短一点的注释，比如代码行尾注释，可以随意点，但依然要注意风格的一致性。</text:span></text:p>
            <text:p text:style-name="P36"><text:span text:style-name="T31">8. TODO </text:span><text:span text:style-name="T31">注释</text:span></text:p>
            <text:p text:style-name="P16"><text:span text:style-name="T31">对那些临时的，短期的解决方案，或已经够好但仍不完美的代码使用</text:span><text:span text:style-name="T31">TODO</text:span><text:span text:style-name="T31">注释。</text:span></text:p>
            <text:p text:style-name="P16"><text:span text:style-name="T31">TODO </text:span><text:span text:style-name="T31">注释要使用全大写的字符串 </text:span><text:span text:style-name="T31">TODO</text:span><text:span text:style-name="T31">，在随后的圆括号里写上你的名字，邮件地址，</text:span><text:span text:style-name="T31">bug ID</text:span><text:span text:style-name="T31">，或其它身份标识和与这一 </text:span><text:span text:style-name="T31">TODO </text:span><text:span text:style-name="T31">相关的 </text:span><text:span text:style-name="T31">issue</text:span><text:span text:style-name="T31">。主要目的是让添加注释的人 </text:span><text:span text:style-name="T31">(</text:span><text:span text:style-name="T31">也是可以请求提供更多细节的人</text:span><text:span text:style-name="T31">) </text:span><text:span text:style-name="T31">可根据规范的 </text:span><text:span text:style-name="T31">TODO </text:span><text:span text:style-name="T31">格式进行查找。 添加 </text:span><text:span text:style-name="T31">TODO </text:span><text:span text:style-name="T31">注释并不意味着你要自己来修正，因此当你加上带有姓名的 </text:span><text:span text:style-name="T31">TODO </text:span><text:span text:style-name="T31">时，一般都是写上自己的名字。</text:span></text:p>
            <text:p text:style-name="P16"><text:span text:style-name="T31"/></text:p>
            <text:p text:style-name="P16"><text:span text:style-name="T31">// TODO(kl@gmail.com): Use a "*" here for concatenation operator.</text:span></text:p>
            <text:p text:style-name="P16"><text:span text:style-name="T31">// TODO(Zeke) change this to use relations.</text:span></text:p>
            <text:p text:style-name="P16"><text:span text:style-name="T31">// TODO(bug 12345): remove the "Last visitors" feature</text:span></text:p>
            <text:p text:style-name="P16"><text:span text:style-name="T31"/></text:p>
            <text:p text:style-name="P16"><text:span text:style-name="T31">如果加 </text:span><text:span text:style-name="T31">TODO </text:span><text:span text:style-name="T31">是为了在 “将来某一天做某事”，可以附上一个非常明确的时间 “</text:span><text:span text:style-name="T31">Fix by November 2005”)</text:span><text:span text:style-name="T31">，或者一个明确的事项 </text:span><text:span text:style-name="T31">(“Remove this code when all clients can handle XML responses.”).</text:span></text:p>
            <text:p text:style-name="P36"><text:span text:style-name="T31">8. </text:span><text:span text:style-name="T31">弃用注释</text:span></text:p>
            <text:p text:style-name="P16"><text:span text:style-name="T31">通过弃用注释（</text:span><text:span text:style-name="T31">DEPRECATED comments</text:span><text:span text:style-name="T31">）以标记某接口点已弃用。</text:span></text:p>
            <text:p text:style-name="P16"><text:span text:style-name="T31">您可以写上包含全大写的 </text:span><text:span text:style-name="T31">DEPRECATED </text:span><text:span text:style-name="T31">的注释，以标记某接口为弃用状态。注释可以放在接口声明前，或者同一行。</text:span></text:p>
            <text:p text:style-name="P16"><text:span text:style-name="T31">在 </text:span><text:span text:style-name="T31">DEPRECATED </text:span><text:span text:style-name="T31">一词后，在括号中留下您的名字，邮箱地址以及其他身份标识。</text:span></text:p>
            <text:p text:style-name="P16"><text:span text:style-name="T31">弃用注释应当包涵简短而清晰的指引，以帮助其他人修复其调用点。在</text:span><text:span text:style-name="T31">C++</text:span><text:span text:style-name="T31">中，你可以将一个弃用函数改造成一个内联函数， 这一函数将调用新的接口。</text:span></text:p>
            <text:p text:style-name="P16"><text:span text:style-name="T31">标记接口为 </text:span><text:span text:style-name="T31">DEPRECATED </text:span><text:span text:style-name="T31">并不会让大家不约而同地弃用，您还得亲自主动修正调用点（</text:span><text:span text:style-name="T31">callsites</text:span><text:span text:style-name="T31">），或是找个帮手。</text:span></text:p>
            <text:p text:style-name="P37"><text:span text:style-name="T32"/></text:p>
            <text:p text:style-name="P37"><text:span text:style-name="T32"/></text:p>
            <text:p text:style-name="P37"><text:span text:style-name="T32"/></text:p>
            <text:p text:style-name="P37"><text:span text:style-name="T32"/></text:p>
            <text:p text:style-name="P37"><text:span text:style-name="T32"/></text:p>
            <text:p text:style-name="P37"><text:span text:style-name="T32"/></text:p>
            <text:p text:style-name="P38"><text:span text:style-name="T33"/></text:p>
            <text:p text:style-name="P39"><text:span text:style-name="T19"/></text:p>
          </draw:text-box>
        </draw:frame>
        <draw:frame presentation:style-name="pr4" draw:text-style-name="P3" draw:layer="layout" svg:width="6.8cm" svg:height="1.963cm" svg:x="1.4cm" svg:y="0.838cm" presentation:class="title" presentation:user-transformed="true">
          <draw:text-box>
            <text:list text:style-name="L1">
              <text:list-header>
                <text:p text:style-name="P2"><text:span text:style-name="T1">注释</text:span></text:p>
              </text:list-header>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Liberation Mono2" svg:font-family="'Liberation Mono', 'Courier New'" style:font-family-generic="modern" style:font-pitch="fixed"/>
    <style:font-face style:name="OpenSymbol1" svg:font-family="OpenSymbol, 'Arial Unicode MS'"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Noto Sans CJK SC Regular2" svg:font-family="'Noto Sans CJK SC Regular'"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Noto Sans CJK SC Regular1" svg:font-family="'Noto Sans CJK SC Regular'" style:font-family-generic="swiss"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Noto Sans CJK SC Regular1" style:font-family-asian="'Noto Sans CJK SC Regular'" style:font-family-generic-asian="swiss" style:font-pitch-asian="variable" style:font-size-asian="12pt" style:language-asian="hi" style:country-asian="IN"/>
    </style:style>
    <style:style style:name="标题_20_3" style:display-name="标题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Noto Sans CJK SC Regular1" style:font-family-asian="'Noto Sans CJK SC Regular'" style:font-family-generic-asian="swiss" style:font-pitch-asian="variable" style:font-size-asian="14pt" style:font-weight-asian="bold" style:font-weight-complex="bold"/>
    </style:style>
    <style:style style:name="编号符号" style:family="graphic">
      <style:paragraph-properties style:text-autospace="none"/>
    </style:style>
    <style:style style:name="强调" style:family="graphic">
      <style:paragraph-properties style:text-autospace="none"/>
      <style:text-properties fo:font-style="italic" style:font-style-asian="italic" style:font-style-complex="italic"/>
    </style:style>
    <style:style style:name="项目符号"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ternet_20_链接" style:display-name="Internet 链接"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源文本"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特别强调" style:family="graphic">
      <style:paragraph-properties style:text-autospace="none"/>
      <style:text-properties fo:font-weight="bold" style:font-weight-asian="bold" style:font-weight-complex="bold"/>
    </style:style>
    <style:style style:name="预格式化的文本"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style>
    <style:style style:name="题注"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列表" style:family="graphic">
      <style:paragraph-properties fo:margin-top="0cm" fo:margin-bottom="0.436cm" fo:line-height="120%" style:text-autospace="none"/>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4cm" fo:margin-bottom="0cm"/>
      <style:text-properties fo:font-size="28pt" style:font-size-asian="28pt" style:font-size-complex="28pt"/>
    </style:style>
    <style:style style:name="默认-outline3" style:family="presentation" style:parent-style-name="默认-outline2">
      <style:paragraph-properties fo:margin-top="0.3cm" fo:margin-bottom="0cm"/>
      <style:text-properties fo:font-size="24pt" style:font-size-asian="24pt" style:font-size-complex="24pt"/>
    </style:style>
    <style:style style:name="默认-outline4" style:family="presentation" style:parent-style-name="默认-outline3">
      <style:paragraph-properties fo:margin-top="0.2cm" fo:margin-bottom="0cm"/>
      <style:text-properties fo:font-size="20pt" style:font-size-asian="20pt" style:font-size-complex="20pt"/>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编号&gt;</text:page-number></text:span></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16T11:03:19.968918668</meta:creation-date>
    <dc:date>2020-05-16T15:35:41.706791451</dc:date>
    <meta:editing-duration>PT24M53S</meta:editing-duration>
    <meta:editing-cycles>4</meta:editing-cycles>
    <meta:generator>LibreOffice/5.1.6.2$Linux_X86_64 LibreOffice_project/10m0$Build-2</meta:generator>
    <meta:document-statistic meta:object-count="88"/>
  </office:meta>
</office:document-meta>
</file>